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Pictures/2000000E000002D5000002ACBCBEBE4F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2300000C72000002AC56A6AF96.svm" manifest:media-type=""/>
  <manifest:file-entry manifest:full-path="Object 3/Pictures/200000130000059F000002ACA4635AAE.svm" manifest:media-type=""/>
  <manifest:file-entry manifest:full-path="Object 3/Pictures/200000130000059F000002AC98A61C1E.svm" manifest:media-type=""/>
  <manifest:file-entry manifest:full-path="Object 3/Pictures/2000000D000000DD000000DD0BCC5D00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1600000800000002AC8F3AB7B9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741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cm"/>
    </style:style>
    <style:style style:name="co8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1.52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801cm"/>
    </style:style>
    <style:style style:name="co13" style:family="table-column">
      <style:table-column-properties fo:break-before="auto" style:column-width="2.875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3.15cm"/>
    </style:style>
    <style:style style:name="co16" style:family="table-column">
      <style:table-column-properties fo:break-before="auto" style:column-width="12.772cm"/>
    </style:style>
    <style:style style:name="co17" style:family="table-column">
      <style:table-column-properties fo:break-before="auto" style:column-width="2.57cm"/>
    </style:style>
    <style:style style:name="co18" style:family="table-column">
      <style:table-column-properties fo:break-before="auto" style:column-width="1.935cm"/>
    </style:style>
    <style:style style:name="co19" style:family="table-column">
      <style:table-column-properties fo:break-before="auto" style:column-width="2.044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1.961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eeeeee" fo:wrap-option="wrap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 fo:wrap-option="no-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dddddd" draw:textarea-horizontal-align="center" draw:textarea-vertical-align="middle" draw:ole-draw-aspect="1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igs. 6 &amp; 7" table:style-name="ta1">
        <table:shapes>
          <draw:frame draw:z-index="0" draw:style-name="gr1" draw:text-style-name="P1" svg:width="51.341cm" svg:height="12.618cm" svg:x="24.735cm" svg:y="9.188cm">
            <draw:object draw:notify-on-update-of-ranges="'Figs. 6 &amp; 7'.M7:'Figs. 6 &amp; 7'.M77 'Figs. 6 &amp; 7'.N4:'Figs. 6 &amp; 7'.N6 'Figs. 6 &amp; 7'.N7:'Figs. 6 &amp; 7'.N7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51.593cm" svg:height="13.954cm" svg:x="24.756cm" svg:y="53.715cm">
            <draw:object draw:notify-on-update-of-ranges="'Figs. 6 &amp; 7'.M83:'Figs. 6 &amp; 7'.M180 'Figs. 6 &amp; 7'.N80:'Figs. 6 &amp; 7'.N82 'Figs. 6 &amp; 7'.N83:'Figs. 6 &amp; 7'.N18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7" draw:style-name="gr2" draw:text-style-name="P1" svg:width="23.913cm" svg:height="12.527cm" svg:x="24.741cm" svg:y="25.469cm">
            <draw:object draw:notify-on-update-of-ranges="'Figs. 6 &amp; 7'.P80:'Figs. 6 &amp; 7'.P81 'Figs. 6 &amp; 7'.P83:'Figs. 6 &amp; 7'.P92 'Figs. 6 &amp; 7'.Q80:'Figs. 6 &amp; 7'.Q81 'Figs. 6 &amp; 7'.Q83:'Figs. 6 &amp; 7'.Q92 'Figs. 6 &amp; 7'.P80:'Figs. 6 &amp; 7'.P81 'Figs. 6 &amp; 7'.P83:'Figs. 6 &amp; 7'.P92 'Figs. 6 &amp; 7'.R80:'Figs. 6 &amp; 7'.R81 'Figs. 6 &amp; 7'.R83:'Figs. 6 &amp; 7'.R9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number-columns-repeated="1000" table:default-cell-style-name="Default"/>
        <table:table-row table:style-name="ro1">
          <table:table-cell table:style-name="ce1" table:number-columns-repeated="1020"/>
        </table:table-row>
        <table:table-row table:style-name="ro2">
          <table:table-cell/>
          <table:table-cell table:style-name="ce1" office:value-type="string" calcext:value-type="string">
            <text:p>This spreadsheet records data by Martens presented in StribeckCurves.pdf and draws Stribeck curves from these. The material is „Rüböl“ OI10.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„Kinematic viscosity“ and „Density“ are not needed.</text:p>
          </table:table-cell>
          <table:table-cell table:style-name="ce1" table:number-columns-repeated="1018"/>
        </table:table-row>
        <table:table-row table:style-name="ro3">
          <table:table-cell/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Kinematic visco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ynamic Viscosity</text:p>
          </table:table-cell>
          <table:table-cell table:style-name="ce2" office:value-type="string" calcext:value-type="string">
            <text:p>Rotation speed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liding area</text:p>
          </table:table-cell>
          <table:table-cell table:style-name="ce2" office:value-type="string" calcext:value-type="string">
            <text:p>Projected area</text:p>
          </table:table-cell>
          <table:table-cell table:number-columns-repeated="2" table:style-name="ce2" office:value-type="string" calcext:value-type="string">
            <text:p>Projected pressure</text:p>
          </table:table-cell>
          <table:table-cell table:style-name="ce2" office:value-type="string" calcext:value-type="string">
            <text:p>Hersey number</text:p>
          </table:table-cell>
          <table:table-cell table:style-name="ce2" office:value-type="string" calcext:value-type="string">
            <text:p>Friction coeff. μ fig. 6</text:p>
          </table:table-cell>
          <table:table-cell table:style-name="ce2" table:number-columns-repeated="1004"/>
          <table:table-cell table:number-columns-repeated="2"/>
        </table:table-row>
        <table:table-row table:style-name="ro4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m2/s</text:p>
          </table:table-cell>
          <table:table-cell office:value-type="string" calcext:value-type="string">
            <text:p>kg / m3</text:p>
          </table:table-cell>
          <table:table-cell office:value-type="string" calcext:value-type="string">
            <text:p>Pa s</text:p>
          </table:table-cell>
          <table:table-cell office:value-type="string" calcext:value-type="string">
            <text:p>1 / 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m2</text:p>
          </table:table-cell>
          <table:table-cell office:value-type="string" calcext:value-type="string">
            <text:p>kgf/cm2</text:p>
          </table:table-cell>
          <table:table-cell office:value-type="string" calcext:value-type="string">
            <text:p>Pa</text:p>
          </table:table-cell>
          <table:table-cell table:number-columns-repeated="1008"/>
        </table:table-row>
        <table:table-row table:style-name="ro4">
          <table:table-cell table:number-columns-repeated="1020"/>
        </table:table-row>
        <table:table-row table:style-name="ro5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7]/[.D7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2.331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]*3.1419*[.H7]" office:value-type="float" office:value="0.0219053268" calcext:value-type="float">
            <text:p>0.0219053268</text:p>
          </table:table-cell>
          <table:table-cell table:style-name="ce2" table:formula="of:=[.G7]*[.H7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7]" office:value-type="float" office:value="98.1" calcext:value-type="float">
            <text:p>98.1</text:p>
          </table:table-cell>
          <table:table-cell table:style-name="ce2" table:formula="of:=[.E7]*[.F7]/[.L7]" office:value-type="float" office:value="0.00104383282364934" calcext:value-type="float">
            <text:p>0.0010438328</text:p>
          </table:table-cell>
          <table:table-cell table:style-name="ce2" office:value-type="float" office:value="0.0063" calcext:value-type="float">
            <text:p>0.0063</text:p>
          </table:table-cell>
          <table:table-cell table:style-name="ce2"/>
          <table:table-cell table:number-columns-repeated="1005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]*3.1419*[.H8]" office:value-type="float" office:value="0.0219053268" calcext:value-type="float">
            <text:p>0.0219053268</text:p>
          </table:table-cell>
          <table:table-cell table:style-name="ce2" table:formula="of:=[.G8]*[.H8]" office:value-type="float" office:value="0.006972" calcext:value-type="float">
            <text:p>0.00697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9.81*[.K8]" office:value-type="float" office:value="245.25" calcext:value-type="float">
            <text:p>245.25</text:p>
          </table:table-cell>
          <table:table-cell table:style-name="ce2" table:formula="of:=[.E8]*[.F8]/[.L8]" office:value-type="float" office:value="0.000417533129459735" calcext:value-type="float">
            <text:p>0.0004175331</text:p>
          </table:table-cell>
          <table:table-cell table:style-name="ce2" office:value-type="float" office:value="0.0054" calcext:value-type="float">
            <text:p>0.0054</text:p>
          </table:table-cell>
          <table:table-cell table:style-name="ce2"/>
          <table:table-cell table:number-columns-repeated="1005"/>
        </table:table-row>
        <table:table-row table:style-name="ro6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]*3.1419*[.H9]" office:value-type="float" office:value="0.0219053268" calcext:value-type="float">
            <text:p>0.0219053268</text:p>
          </table:table-cell>
          <table:table-cell table:style-name="ce2" table:formula="of:=[.G9]*[.H9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9]" office:value-type="float" office:value="392.4" calcext:value-type="float">
            <text:p>392.4</text:p>
          </table:table-cell>
          <table:table-cell table:style-name="ce2" table:formula="of:=[.E9]*[.F9]/[.L9]" office:value-type="float" office:value="0.000260958205912334" calcext:value-type="float">
            <text:p>0.0002609582</text:p>
          </table:table-cell>
          <table:table-cell office:value-type="float" office:value="0.0048" calcext:value-type="float">
            <text:p>0.0048</text:p>
          </table:table-cell>
          <table:table-cell/>
          <table:table-cell table:style-name="ce2" table:number-columns-repeated="1004"/>
          <table:table-cell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]*3.1419*[.H10]" office:value-type="float" office:value="0.0219053268" calcext:value-type="float">
            <text:p>0.0219053268</text:p>
          </table:table-cell>
          <table:table-cell table:style-name="ce2" table:formula="of:=[.G10]*[.H10]" office:value-type="float" office:value="0.006972" calcext:value-type="float">
            <text:p>0.006972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9.81*[.K10]" office:value-type="float" office:value="519.93" calcext:value-type="float">
            <text:p>519.93</text:p>
          </table:table-cell>
          <table:table-cell table:style-name="ce2" table:formula="of:=[.E10]*[.F10]/[.L10]" office:value-type="float" office:value="0.0001969495893678" calcext:value-type="float">
            <text:p>0.0001969496</text:p>
          </table:table-cell>
          <table:table-cell office:value-type="float" office:value="0.0036" calcext:value-type="float">
            <text:p>0.0036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]*3.1419*[.H11]" office:value-type="float" office:value="0.0219053268" calcext:value-type="float">
            <text:p>0.0219053268</text:p>
          </table:table-cell>
          <table:table-cell table:style-name="ce2" table:formula="of:=[.G11]*[.H11]" office:value-type="float" office:value="0.006972" calcext:value-type="float">
            <text:p>0.006972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9.81*[.K11]" office:value-type="float" office:value="647.46" calcext:value-type="float">
            <text:p>647.46</text:p>
          </table:table-cell>
          <table:table-cell table:style-name="ce2" table:formula="of:=[.E11]*[.F11]/[.L11]" office:value-type="float" office:value="0.000158156488431718" calcext:value-type="float">
            <text:p>0.0001581565</text:p>
          </table:table-cell>
          <table:table-cell office:value-type="float" office:value="0.0031" calcext:value-type="float">
            <text:p>0.0031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]*3.1419*[.H12]" office:value-type="float" office:value="0.0219053268" calcext:value-type="float">
            <text:p>0.0219053268</text:p>
          </table:table-cell>
          <table:table-cell table:style-name="ce2" table:formula="of:=[.G12]*[.H12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2]" office:value-type="float" office:value="784.8" calcext:value-type="float">
            <text:p>784.8</text:p>
          </table:table-cell>
          <table:table-cell table:style-name="ce2" table:formula="of:=[.E12]*[.F12]/[.L12]" office:value-type="float" office:value="0.000130479102956167" calcext:value-type="float">
            <text:p>0.0001304791</text:p>
          </table:table-cell>
          <table:table-cell office:value-type="float" office:value="0.0067" calcext:value-type="float">
            <text:p>0.0067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]*3.1419*[.H13]" office:value-type="float" office:value="0.0219053268" calcext:value-type="float">
            <text:p>0.0219053268</text:p>
          </table:table-cell>
          <table:table-cell table:style-name="ce2" table:formula="of:=[.G13]*[.H13]" office:value-type="float" office:value="0.006972" calcext:value-type="float">
            <text:p>0.006972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9.81*[.K13]" office:value-type="float" office:value="912.33" calcext:value-type="float">
            <text:p>912.33</text:p>
          </table:table-cell>
          <table:table-cell table:style-name="ce2" table:formula="of:=[.E13]*[.F13]/[.L13]" office:value-type="float" office:value="0.000112240088564445" calcext:value-type="float">
            <text:p>0.0001122401</text:p>
          </table:table-cell>
          <table:table-cell office:value-type="float" office:value="0.0072" calcext:value-type="float">
            <text:p>0.0072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]*3.1419*[.H14]" office:value-type="float" office:value="0.0219053268" calcext:value-type="float">
            <text:p>0.0219053268</text:p>
          </table:table-cell>
          <table:table-cell table:style-name="ce2" table:formula="of:=[.G14]*[.H14]" office:value-type="float" office:value="0.006972" calcext:value-type="float">
            <text:p>0.006972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9.81*[.K14]" office:value-type="float" office:value="1039.86" calcext:value-type="float">
            <text:p>1039.86</text:p>
          </table:table-cell>
          <table:table-cell table:style-name="ce2" table:formula="of:=[.E14]*[.F14]/[.L14]" office:value-type="float" office:value="0.0000984747946838997" calcext:value-type="float">
            <text:p>9.84747946838997E-005</text:p>
          </table:table-cell>
          <table:table-cell office:value-type="float" office:value="0.0076" calcext:value-type="float">
            <text:p>0.0076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]*3.1419*[.H15]" office:value-type="float" office:value="0.0219053268" calcext:value-type="float">
            <text:p>0.0219053268</text:p>
          </table:table-cell>
          <table:table-cell table:style-name="ce2" table:formula="of:=[.G15]*[.H15]" office:value-type="float" office:value="0.006972" calcext:value-type="float">
            <text:p>0.0069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9.81*[.K15]" office:value-type="float" office:value="1167.39" calcext:value-type="float">
            <text:p>1167.39</text:p>
          </table:table-cell>
          <table:table-cell table:style-name="ce2" table:formula="of:=[.E15]*[.F15]/[.L15]" office:value-type="float" office:value="0.000087717044004146" calcext:value-type="float">
            <text:p>0.000087717</text:p>
          </table:table-cell>
          <table:table-cell office:value-type="float" office:value="0.0087" calcext:value-type="float">
            <text:p>0.0087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]*3.1419*[.H16]" office:value-type="float" office:value="0.0219053268" calcext:value-type="float">
            <text:p>0.0219053268</text:p>
          </table:table-cell>
          <table:table-cell table:style-name="ce2" table:formula="of:=[.G16]*[.H16]" office:value-type="float" office:value="0.006972" calcext:value-type="float">
            <text:p>0.00697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9.81*[.K16]" office:value-type="float" office:value="1294.92" calcext:value-type="float">
            <text:p>1294.92</text:p>
          </table:table-cell>
          <table:table-cell table:style-name="ce2" table:formula="of:=[.E16]*[.F16]/[.L16]" office:value-type="float" office:value="0.0000790782442158589" calcext:value-type="float">
            <text:p>7.90782442158589E-005</text:p>
          </table:table-cell>
          <table:table-cell office:value-type="float" office:value="0.01" calcext:value-type="float">
            <text:p>0.01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]*3.1419*[.H17]" office:value-type="float" office:value="0.0219053268" calcext:value-type="float">
            <text:p>0.0219053268</text:p>
          </table:table-cell>
          <table:table-cell table:style-name="ce2" table:formula="of:=[.G17]*[.H17]" office:value-type="float" office:value="0.006972" calcext:value-type="float">
            <text:p>0.006972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9.81*[.K17]" office:value-type="float" office:value="1422.45" calcext:value-type="float">
            <text:p>1422.45</text:p>
          </table:table-cell>
          <table:table-cell table:style-name="ce2" table:formula="of:=[.E17]*[.F17]/[.L17]" office:value-type="float" office:value="0.000071988470596506" calcext:value-type="float">
            <text:p>7.1988470596506E-005</text:p>
          </table:table-cell>
          <table:table-cell office:value-type="float" office:value="0.0105" calcext:value-type="float">
            <text:p>0.010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2"/>
          <table:table-cell table:number-columns-repeated="2"/>
          <table:table-cell table:style-name="ce2" table:number-columns-repeated="8"/>
          <table:table-cell table:number-columns-repeated="1007"/>
        </table:table-row>
        <table:table-row table:style-name="ro7">
          <table:table-cell/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Kinematic visco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ynamic Viscosity</text:p>
          </table:table-cell>
          <table:table-cell table:style-name="ce2" office:value-type="string" calcext:value-type="string">
            <text:p>Rotation speed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liding area</text:p>
          </table:table-cell>
          <table:table-cell table:style-name="ce2" office:value-type="string" calcext:value-type="string">
            <text:p>Projected area</text:p>
          </table:table-cell>
          <table:table-cell table:number-columns-repeated="2" table:style-name="ce2" office:value-type="string" calcext:value-type="string">
            <text:p>Projected pressure</text:p>
          </table:table-cell>
          <table:table-cell table:style-name="ce2" office:value-type="string" calcext:value-type="string">
            <text:p>Hersey number</text:p>
          </table:table-cell>
          <table:table-cell table:style-name="ce2" office:value-type="string" calcext:value-type="string">
            <text:p>Friction coeff. μ fig. 6</text:p>
          </table:table-cell>
          <table:table-cell table:style-name="ce2" table:number-columns-repeated="1004"/>
          <table:table-cell table:number-columns-repeated="2"/>
        </table:table-row>
        <table:table-row table:style-name="ro4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m2/s</text:p>
          </table:table-cell>
          <table:table-cell office:value-type="string" calcext:value-type="string">
            <text:p>kg / m3</text:p>
          </table:table-cell>
          <table:table-cell office:value-type="string" calcext:value-type="string">
            <text:p>Pa s</text:p>
          </table:table-cell>
          <table:table-cell office:value-type="string" calcext:value-type="string">
            <text:p>1 / 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m2</text:p>
          </table:table-cell>
          <table:table-cell office:value-type="string" calcext:value-type="string">
            <text:p>kgf/cm2</text:p>
          </table:table-cell>
          <table:table-cell office:value-type="string" calcext:value-type="string">
            <text:p>Pa</text:p>
          </table:table-cell>
          <table:table-cell table:number-columns-repeated="1008"/>
        </table:table-row>
        <table:table-row table:style-name="ro4">
          <table:table-cell table:number-columns-repeated="1020"/>
        </table:table-row>
        <table:table-row table:style-name="ro5">
          <table:table-cell/>
          <table:table-cell table:style-name="ce2" office:value-type="float" office:value="40" calcext:value-type="float">
            <text:p>40</text:p>
          </table:table-cell>
          <table:table-cell table:style-name="ce2" table:formula="of:=[.E22]/[.D22]" office:value-type="float" office:value="0.0000388026607538803" calcext:value-type="float">
            <text:p>3.88026607538803E-00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0.035" calcext:value-type="float">
            <office:annotation draw:style-name="gr3" draw:text-style-name="P2" svg:width="2.899cm" svg:height="3.361cm" svg:x="9.276cm" svg:y="9.467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2]*3.1419*[.H22]" office:value-type="float" office:value="0.0219053268" calcext:value-type="float">
            <text:p>0.0219053268</text:p>
          </table:table-cell>
          <table:table-cell table:style-name="ce2" table:formula="of:=[.G22]*[.H22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22]" office:value-type="float" office:value="98.1" calcext:value-type="float">
            <text:p>98.1</text:p>
          </table:table-cell>
          <table:table-cell table:style-name="ce2" table:formula="of:=[.E22]*[.F22]/[.L22]" office:value-type="float" office:value="0.000570846075433231" calcext:value-type="float">
            <text:p>0.0005708461</text:p>
          </table:table-cell>
          <table:table-cell table:style-name="ce2" office:value-type="float" office:value="0.0042" calcext:value-type="float">
            <text:p>0.0042</text:p>
          </table:table-cell>
          <table:table-cell table:style-name="ce2"/>
          <table:table-cell table:number-columns-repeated="1005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3]*3.1419*[.H23]" office:value-type="float" office:value="0.0219053268" calcext:value-type="float">
            <text:p>0.0219053268</text:p>
          </table:table-cell>
          <table:table-cell table:style-name="ce2" table:formula="of:=[.G23]*[.H23]" office:value-type="float" office:value="0.006972" calcext:value-type="float">
            <text:p>0.00697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9.81*[.K23]" office:value-type="float" office:value="245.25" calcext:value-type="float">
            <text:p>245.25</text:p>
          </table:table-cell>
          <table:table-cell table:style-name="ce2" table:formula="of:=[.E23]*[.F23]/[.L23]" office:value-type="float" office:value="0.000228338430173293" calcext:value-type="float">
            <text:p>0.0002283384</text:p>
          </table:table-cell>
          <table:table-cell table:style-name="ce2" office:value-type="float" office:value="0.00375" calcext:value-type="float">
            <text:p>0.00375</text:p>
          </table:table-cell>
          <table:table-cell table:style-name="ce2"/>
          <table:table-cell table:number-columns-repeated="1005"/>
        </table:table-row>
        <table:table-row table:style-name="ro6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4]*3.1419*[.H24]" office:value-type="float" office:value="0.0219053268" calcext:value-type="float">
            <text:p>0.0219053268</text:p>
          </table:table-cell>
          <table:table-cell table:style-name="ce2" table:formula="of:=[.G24]*[.H24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24]" office:value-type="float" office:value="392.4" calcext:value-type="float">
            <text:p>392.4</text:p>
          </table:table-cell>
          <table:table-cell table:style-name="ce2" table:formula="of:=[.E24]*[.F24]/[.L24]" office:value-type="float" office:value="0.000142711518858308" calcext:value-type="float">
            <text:p>0.0001427115</text:p>
          </table:table-cell>
          <table:table-cell office:value-type="float" office:value="0.0033" calcext:value-type="float">
            <text:p>0.0033</text:p>
          </table:table-cell>
          <table:table-cell/>
          <table:table-cell table:style-name="ce2" table:number-columns-repeated="1004"/>
          <table:table-cell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5]*3.1419*[.H25]" office:value-type="float" office:value="0.0219053268" calcext:value-type="float">
            <text:p>0.0219053268</text:p>
          </table:table-cell>
          <table:table-cell table:style-name="ce2" table:formula="of:=[.G25]*[.H25]" office:value-type="float" office:value="0.006972" calcext:value-type="float">
            <text:p>0.006972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9.81*[.K25]" office:value-type="float" office:value="519.93" calcext:value-type="float">
            <text:p>519.93</text:p>
          </table:table-cell>
          <table:table-cell table:style-name="ce2" table:formula="of:=[.E25]*[.F25]/[.L25]" office:value-type="float" office:value="0.000107706806685515" calcext:value-type="float">
            <text:p>0.0001077068</text:p>
          </table:table-cell>
          <table:table-cell office:value-type="float" office:value="0.0018" calcext:value-type="float">
            <text:p>0.0018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6]*3.1419*[.H26]" office:value-type="float" office:value="0.0219053268" calcext:value-type="float">
            <text:p>0.0219053268</text:p>
          </table:table-cell>
          <table:table-cell table:style-name="ce2" table:formula="of:=[.G26]*[.H26]" office:value-type="float" office:value="0.006972" calcext:value-type="float">
            <text:p>0.006972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9.81*[.K26]" office:value-type="float" office:value="647.46" calcext:value-type="float">
            <text:p>647.46</text:p>
          </table:table-cell>
          <table:table-cell table:style-name="ce2" table:formula="of:=[.E26]*[.F26]/[.L26]" office:value-type="float" office:value="0.0000864918296110957" calcext:value-type="float">
            <text:p>8.64918296110957E-005</text:p>
          </table:table-cell>
          <table:table-cell office:value-type="float" office:value="0.002" calcext:value-type="float">
            <text:p>0.002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7]*3.1419*[.H27]" office:value-type="float" office:value="0.0219053268" calcext:value-type="float">
            <text:p>0.0219053268</text:p>
          </table:table-cell>
          <table:table-cell table:style-name="ce2" table:formula="of:=[.G27]*[.H27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27]" office:value-type="float" office:value="784.8" calcext:value-type="float">
            <text:p>784.8</text:p>
          </table:table-cell>
          <table:table-cell table:style-name="ce2" table:formula="of:=[.E27]*[.F27]/[.L27]" office:value-type="float" office:value="0.0000713557594291539" calcext:value-type="float">
            <text:p>7.13557594291539E-005</text:p>
          </table:table-cell>
          <table:table-cell office:value-type="float" office:value="0.0057" calcext:value-type="float">
            <text:p>0.0057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8]*3.1419*[.H28]" office:value-type="float" office:value="0.0219053268" calcext:value-type="float">
            <text:p>0.0219053268</text:p>
          </table:table-cell>
          <table:table-cell table:style-name="ce2" table:formula="of:=[.G28]*[.H28]" office:value-type="float" office:value="0.006972" calcext:value-type="float">
            <text:p>0.006972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9.81*[.K28]" office:value-type="float" office:value="912.33" calcext:value-type="float">
            <text:p>912.33</text:p>
          </table:table-cell>
          <table:table-cell table:style-name="ce2" table:formula="of:=[.E28]*[.F28]/[.L28]" office:value-type="float" office:value="0.0000613812984336808" calcext:value-type="float">
            <text:p>6.13812984336808E-005</text:p>
          </table:table-cell>
          <table:table-cell office:value-type="float" office:value="0.006" calcext:value-type="float">
            <text:p>0.006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29]*3.1419*[.H29]" office:value-type="float" office:value="0.0219053268" calcext:value-type="float">
            <text:p>0.0219053268</text:p>
          </table:table-cell>
          <table:table-cell table:style-name="ce2" table:formula="of:=[.G29]*[.H29]" office:value-type="float" office:value="0.006972" calcext:value-type="float">
            <text:p>0.006972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9.81*[.K29]" office:value-type="float" office:value="1039.86" calcext:value-type="float">
            <text:p>1039.86</text:p>
          </table:table-cell>
          <table:table-cell table:style-name="ce2" table:formula="of:=[.E29]*[.F29]/[.L29]" office:value-type="float" office:value="0.0000538534033427577" calcext:value-type="float">
            <text:p>5.38534033427577E-005</text:p>
          </table:table-cell>
          <table:table-cell office:value-type="float" office:value="0.0065" calcext:value-type="float">
            <text:p>0.0065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30]*3.1419*[.H30]" office:value-type="float" office:value="0.0219053268" calcext:value-type="float">
            <text:p>0.0219053268</text:p>
          </table:table-cell>
          <table:table-cell table:style-name="ce2" table:formula="of:=[.G30]*[.H30]" office:value-type="float" office:value="0.006972" calcext:value-type="float">
            <text:p>0.0069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9.81*[.K30]" office:value-type="float" office:value="1167.39" calcext:value-type="float">
            <text:p>1167.39</text:p>
          </table:table-cell>
          <table:table-cell table:style-name="ce2" table:formula="of:=[.E30]*[.F30]/[.L30]" office:value-type="float" office:value="0.0000479702584397673" calcext:value-type="float">
            <text:p>4.79702584397673E-005</text:p>
          </table:table-cell>
          <table:table-cell office:value-type="float" office:value="0.00775" calcext:value-type="float">
            <text:p>0.00775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31]*3.1419*[.H31]" office:value-type="float" office:value="0.0219053268" calcext:value-type="float">
            <text:p>0.0219053268</text:p>
          </table:table-cell>
          <table:table-cell table:style-name="ce2" table:formula="of:=[.G31]*[.H31]" office:value-type="float" office:value="0.006972" calcext:value-type="float">
            <text:p>0.00697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9.81*[.K31]" office:value-type="float" office:value="1294.92" calcext:value-type="float">
            <text:p>1294.92</text:p>
          </table:table-cell>
          <table:table-cell table:style-name="ce2" table:formula="of:=[.E31]*[.F31]/[.L31]" office:value-type="float" office:value="0.0000432459148055478" calcext:value-type="float">
            <text:p>4.32459148055478E-005</text:p>
          </table:table-cell>
          <table:table-cell office:value-type="float" office:value="0.0081" calcext:value-type="float">
            <text:p>0.0081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32]*3.1419*[.H32]" office:value-type="float" office:value="0.0219053268" calcext:value-type="float">
            <text:p>0.0219053268</text:p>
          </table:table-cell>
          <table:table-cell table:style-name="ce2" table:formula="of:=[.G32]*[.H32]" office:value-type="float" office:value="0.006972" calcext:value-type="float">
            <text:p>0.006972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9.81*[.K32]" office:value-type="float" office:value="1422.45" calcext:value-type="float">
            <text:p>1422.45</text:p>
          </table:table-cell>
          <table:table-cell table:style-name="ce2" table:formula="of:=[.E32]*[.F32]/[.L32]" office:value-type="float" office:value="0.0000393686948574642" calcext:value-type="float">
            <text:p>3.93686948574642E-005</text:p>
          </table:table-cell>
          <table:table-cell office:value-type="float" office:value="0.0088" calcext:value-type="float">
            <text:p>0.0088</text:p>
          </table:table-cell>
          <table:table-cell table:number-columns-repeated="1006"/>
        </table:table-row>
        <table:table-row table:style-name="ro4">
          <table:table-cell table:number-columns-repeated="1020"/>
        </table:table-row>
        <table:table-row table:style-name="ro7">
          <table:table-cell/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Kinematic visco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ynamic Viscosity</text:p>
          </table:table-cell>
          <table:table-cell table:style-name="ce2" office:value-type="string" calcext:value-type="string">
            <text:p>Rotation speed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liding area</text:p>
          </table:table-cell>
          <table:table-cell table:style-name="ce2" office:value-type="string" calcext:value-type="string">
            <text:p>Projected area</text:p>
          </table:table-cell>
          <table:table-cell table:number-columns-repeated="2" table:style-name="ce2" office:value-type="string" calcext:value-type="string">
            <text:p>Projected pressure</text:p>
          </table:table-cell>
          <table:table-cell table:style-name="ce2" office:value-type="string" calcext:value-type="string">
            <text:p>Hersey number</text:p>
          </table:table-cell>
          <table:table-cell table:style-name="ce2" office:value-type="string" calcext:value-type="string">
            <text:p>Friction coeff. μ fig. 6</text:p>
          </table:table-cell>
          <table:table-cell table:style-name="ce2" table:number-columns-repeated="1004"/>
          <table:table-cell table:number-columns-repeated="2"/>
        </table:table-row>
        <table:table-row table:style-name="ro4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m2/s</text:p>
          </table:table-cell>
          <table:table-cell office:value-type="string" calcext:value-type="string">
            <text:p>kg / m3</text:p>
          </table:table-cell>
          <table:table-cell office:value-type="string" calcext:value-type="string">
            <text:p>Pa s</text:p>
          </table:table-cell>
          <table:table-cell office:value-type="string" calcext:value-type="string">
            <text:p>1 / 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m2</text:p>
          </table:table-cell>
          <table:table-cell office:value-type="string" calcext:value-type="string">
            <text:p>kgf/cm2</text:p>
          </table:table-cell>
          <table:table-cell office:value-type="string" calcext:value-type="string">
            <text:p>Pa</text:p>
          </table:table-cell>
          <table:table-cell table:number-columns-repeated="1008"/>
        </table:table-row>
        <table:table-row table:style-name="ro4">
          <table:table-cell table:number-columns-repeated="1020"/>
        </table:table-row>
        <table:table-row table:style-name="ro5">
          <table:table-cell/>
          <table:table-cell table:style-name="ce2" office:value-type="float" office:value="60" calcext:value-type="float">
            <text:p>60</text:p>
          </table:table-cell>
          <table:table-cell table:style-name="ce2" table:formula="of:=[.E37]/[.D37]" office:value-type="float" office:value="0.0000213483146067416" calcext:value-type="float">
            <text:p>2.13483146067416E-005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0.019" calcext:value-type="float">
            <office:annotation draw:style-name="gr3" draw:text-style-name="P2" svg:width="2.899cm" svg:height="3.361cm" svg:x="9.276cm" svg:y="16.604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37]*3.1419*[.H37]" office:value-type="float" office:value="0.0219053268" calcext:value-type="float">
            <text:p>0.0219053268</text:p>
          </table:table-cell>
          <table:table-cell table:style-name="ce2" table:formula="of:=[.G37]*[.H37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37]" office:value-type="float" office:value="98.1" calcext:value-type="float">
            <text:p>98.1</text:p>
          </table:table-cell>
          <table:table-cell table:style-name="ce2" table:formula="of:=[.E37]*[.F37]/[.L37]" office:value-type="float" office:value="0.000309887869520897" calcext:value-type="float">
            <text:p>0.0003098879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/>
          <table:table-cell table:number-columns-repeated="1005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38]*3.1419*[.H38]" office:value-type="float" office:value="0.0219053268" calcext:value-type="float">
            <text:p>0.0219053268</text:p>
          </table:table-cell>
          <table:table-cell table:style-name="ce2" table:formula="of:=[.G38]*[.H38]" office:value-type="float" office:value="0.006972" calcext:value-type="float">
            <text:p>0.00697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9.81*[.K38]" office:value-type="float" office:value="245.25" calcext:value-type="float">
            <text:p>245.25</text:p>
          </table:table-cell>
          <table:table-cell table:style-name="ce2" table:formula="of:=[.E38]*[.F38]/[.L38]" office:value-type="float" office:value="0.000123955147808359" calcext:value-type="float">
            <text:p>0.0001239551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/>
          <table:table-cell table:number-columns-repeated="1005"/>
        </table:table-row>
        <table:table-row table:style-name="ro6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39]*3.1419*[.H39]" office:value-type="float" office:value="0.0219053268" calcext:value-type="float">
            <text:p>0.0219053268</text:p>
          </table:table-cell>
          <table:table-cell table:style-name="ce2" table:formula="of:=[.G39]*[.H39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39]" office:value-type="float" office:value="392.4" calcext:value-type="float">
            <text:p>392.4</text:p>
          </table:table-cell>
          <table:table-cell table:style-name="ce2" table:formula="of:=[.E39]*[.F39]/[.L39]" office:value-type="float" office:value="0.0000774719673802243" calcext:value-type="float">
            <text:p>0.000077472</text:p>
          </table:table-cell>
          <table:table-cell office:value-type="float" office:value="0.0024" calcext:value-type="float">
            <text:p>0.0024</text:p>
          </table:table-cell>
          <table:table-cell/>
          <table:table-cell table:style-name="ce2" table:number-columns-repeated="1004"/>
          <table:table-cell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0]*3.1419*[.H40]" office:value-type="float" office:value="0.0219053268" calcext:value-type="float">
            <text:p>0.0219053268</text:p>
          </table:table-cell>
          <table:table-cell table:style-name="ce2" table:formula="of:=[.G40]*[.H40]" office:value-type="float" office:value="0.006972" calcext:value-type="float">
            <text:p>0.006972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9.81*[.K40]" office:value-type="float" office:value="519.93" calcext:value-type="float">
            <text:p>519.93</text:p>
          </table:table-cell>
          <table:table-cell table:style-name="ce2" table:formula="of:=[.E40]*[.F40]/[.L40]" office:value-type="float" office:value="0.0000584694093435655" calcext:value-type="float">
            <text:p>5.84694093435655E-005</text:p>
          </table:table-cell>
          <table:table-cell office:value-type="float" office:value="0.0013" calcext:value-type="float">
            <text:p>0.0013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1]*3.1419*[.H41]" office:value-type="float" office:value="0.0219053268" calcext:value-type="float">
            <text:p>0.0219053268</text:p>
          </table:table-cell>
          <table:table-cell table:style-name="ce2" table:formula="of:=[.G41]*[.H41]" office:value-type="float" office:value="0.006972" calcext:value-type="float">
            <text:p>0.006972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9.81*[.K41]" office:value-type="float" office:value="647.46" calcext:value-type="float">
            <text:p>647.46</text:p>
          </table:table-cell>
          <table:table-cell table:style-name="ce2" table:formula="of:=[.E41]*[.F41]/[.L41]" office:value-type="float" office:value="0.0000469527075031662" calcext:value-type="float">
            <text:p>4.69527075031662E-005</text:p>
          </table:table-cell>
          <table:table-cell office:value-type="float" office:value="0.00125" calcext:value-type="float">
            <text:p>0.00125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2]*3.1419*[.H42]" office:value-type="float" office:value="0.0219053268" calcext:value-type="float">
            <text:p>0.0219053268</text:p>
          </table:table-cell>
          <table:table-cell table:style-name="ce2" table:formula="of:=[.G42]*[.H42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42]" office:value-type="float" office:value="784.8" calcext:value-type="float">
            <text:p>784.8</text:p>
          </table:table-cell>
          <table:table-cell table:style-name="ce2" table:formula="of:=[.E42]*[.F42]/[.L42]" office:value-type="float" office:value="0.0000387359836901121" calcext:value-type="float">
            <text:p>0.000038736</text:p>
          </table:table-cell>
          <table:table-cell office:value-type="float" office:value="0.0055" calcext:value-type="float">
            <text:p>0.0055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3]*3.1419*[.H43]" office:value-type="float" office:value="0.0219053268" calcext:value-type="float">
            <text:p>0.0219053268</text:p>
          </table:table-cell>
          <table:table-cell table:style-name="ce2" table:formula="of:=[.G43]*[.H43]" office:value-type="float" office:value="0.006972" calcext:value-type="float">
            <text:p>0.006972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9.81*[.K43]" office:value-type="float" office:value="912.33" calcext:value-type="float">
            <text:p>912.33</text:p>
          </table:table-cell>
          <table:table-cell table:style-name="ce2" table:formula="of:=[.E43]*[.F43]/[.L43]" office:value-type="float" office:value="0.0000333212762925696" calcext:value-type="float">
            <text:p>3.33212762925696E-005</text:p>
          </table:table-cell>
          <table:table-cell office:value-type="float" office:value="0.00575" calcext:value-type="float">
            <text:p>0.00575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4]*3.1419*[.H44]" office:value-type="float" office:value="0.0219053268" calcext:value-type="float">
            <text:p>0.0219053268</text:p>
          </table:table-cell>
          <table:table-cell table:style-name="ce2" table:formula="of:=[.G44]*[.H44]" office:value-type="float" office:value="0.006972" calcext:value-type="float">
            <text:p>0.006972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9.81*[.K44]" office:value-type="float" office:value="1039.86" calcext:value-type="float">
            <text:p>1039.86</text:p>
          </table:table-cell>
          <table:table-cell table:style-name="ce2" table:formula="of:=[.E44]*[.F44]/[.L44]" office:value-type="float" office:value="0.0000292347046717827" calcext:value-type="float">
            <text:p>2.92347046717827E-005</text:p>
          </table:table-cell>
          <table:table-cell office:value-type="float" office:value="0.0063" calcext:value-type="float">
            <text:p>0.0063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5]*3.1419*[.H45]" office:value-type="float" office:value="0.0219053268" calcext:value-type="float">
            <text:p>0.0219053268</text:p>
          </table:table-cell>
          <table:table-cell table:style-name="ce2" table:formula="of:=[.G45]*[.H45]" office:value-type="float" office:value="0.006972" calcext:value-type="float">
            <text:p>0.0069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9.81*[.K45]" office:value-type="float" office:value="1167.39" calcext:value-type="float">
            <text:p>1167.39</text:p>
          </table:table-cell>
          <table:table-cell table:style-name="ce2" table:formula="of:=[.E45]*[.F45]/[.L45]" office:value-type="float" office:value="0.0000260409974387308" calcext:value-type="float">
            <text:p>0.000026041</text:p>
          </table:table-cell>
          <table:table-cell office:value-type="float" office:value="0.0077" calcext:value-type="float">
            <text:p>0.0077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6]*3.1419*[.H46]" office:value-type="float" office:value="0.0219053268" calcext:value-type="float">
            <text:p>0.0219053268</text:p>
          </table:table-cell>
          <table:table-cell table:style-name="ce2" table:formula="of:=[.G46]*[.H46]" office:value-type="float" office:value="0.006972" calcext:value-type="float">
            <text:p>0.00697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9.81*[.K46]" office:value-type="float" office:value="1294.92" calcext:value-type="float">
            <text:p>1294.92</text:p>
          </table:table-cell>
          <table:table-cell table:style-name="ce2" table:formula="of:=[.E46]*[.F46]/[.L46]" office:value-type="float" office:value="0.0000234763537515831" calcext:value-type="float">
            <text:p>2.34763537515831E-005</text:p>
          </table:table-cell>
          <table:table-cell office:value-type="float" office:value="0.0082" calcext:value-type="float">
            <text:p>0.0082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47]*3.1419*[.H47]" office:value-type="float" office:value="0.0219053268" calcext:value-type="float">
            <text:p>0.0219053268</text:p>
          </table:table-cell>
          <table:table-cell table:style-name="ce2" table:formula="of:=[.G47]*[.H47]" office:value-type="float" office:value="0.006972" calcext:value-type="float">
            <text:p>0.006972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9.81*[.K47]" office:value-type="float" office:value="1422.45" calcext:value-type="float">
            <text:p>1422.45</text:p>
          </table:table-cell>
          <table:table-cell table:style-name="ce2" table:formula="of:=[.E47]*[.F47]/[.L47]" office:value-type="float" office:value="0.0000213715772083377" calcext:value-type="float">
            <text:p>2.13715772083377E-005</text:p>
          </table:table-cell>
          <table:table-cell office:value-type="float" office:value="0.0089" calcext:value-type="float">
            <text:p>0.0089</text:p>
          </table:table-cell>
          <table:table-cell table:number-columns-repeated="1006"/>
        </table:table-row>
        <table:table-row table:style-name="ro4">
          <table:table-cell table:number-columns-repeated="1020"/>
        </table:table-row>
        <table:table-row table:style-name="ro7">
          <table:table-cell/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Kinematic visco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ynamic Viscosity</text:p>
          </table:table-cell>
          <table:table-cell table:style-name="ce2" office:value-type="string" calcext:value-type="string">
            <text:p>Rotation speed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liding area</text:p>
          </table:table-cell>
          <table:table-cell table:style-name="ce2" office:value-type="string" calcext:value-type="string">
            <text:p>Projected area</text:p>
          </table:table-cell>
          <table:table-cell table:number-columns-repeated="2" table:style-name="ce2" office:value-type="string" calcext:value-type="string">
            <text:p>Projected pressure</text:p>
          </table:table-cell>
          <table:table-cell table:style-name="ce2" office:value-type="string" calcext:value-type="string">
            <text:p>Hersey number</text:p>
          </table:table-cell>
          <table:table-cell table:style-name="ce2" office:value-type="string" calcext:value-type="string">
            <text:p>Friction coeff. μ fig. 6</text:p>
          </table:table-cell>
          <table:table-cell table:style-name="ce2" table:number-columns-repeated="1004"/>
          <table:table-cell table:number-columns-repeated="2"/>
        </table:table-row>
        <table:table-row table:style-name="ro4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m2/s</text:p>
          </table:table-cell>
          <table:table-cell office:value-type="string" calcext:value-type="string">
            <text:p>kg / m3</text:p>
          </table:table-cell>
          <table:table-cell office:value-type="string" calcext:value-type="string">
            <text:p>Pa s</text:p>
          </table:table-cell>
          <table:table-cell office:value-type="string" calcext:value-type="string">
            <text:p>1 / 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m2</text:p>
          </table:table-cell>
          <table:table-cell office:value-type="string" calcext:value-type="string">
            <text:p>kgf/cm2</text:p>
          </table:table-cell>
          <table:table-cell office:value-type="string" calcext:value-type="string">
            <text:p>Pa</text:p>
          </table:table-cell>
          <table:table-cell table:number-columns-repeated="1008"/>
        </table:table-row>
        <table:table-row table:style-name="ro4">
          <table:table-cell table:number-columns-repeated="1020"/>
        </table:table-row>
        <table:table-row table:style-name="ro5">
          <table:table-cell/>
          <table:table-cell table:style-name="ce2" office:value-type="float" office:value="80" calcext:value-type="float">
            <text:p>80</text:p>
          </table:table-cell>
          <table:table-cell table:style-name="ce2" table:formula="of:=[.E52]/[.D52]" office:value-type="float" office:value="0.0000136674259681093" calcext:value-type="float">
            <text:p>1.36674259681093E-005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0.012" calcext:value-type="float">
            <office:annotation draw:style-name="gr3" draw:text-style-name="P2" svg:width="2.899cm" svg:height="3.361cm" svg:x="9.276cm" svg:y="23.741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2]*3.1419*[.H52]" office:value-type="float" office:value="0.0219053268" calcext:value-type="float">
            <text:p>0.0219053268</text:p>
          </table:table-cell>
          <table:table-cell table:style-name="ce2" table:formula="of:=[.G52]*[.H52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52]" office:value-type="float" office:value="98.1" calcext:value-type="float">
            <text:p>98.1</text:p>
          </table:table-cell>
          <table:table-cell table:style-name="ce2" table:formula="of:=[.E52]*[.F52]/[.L52]" office:value-type="float" office:value="0.000195718654434251" calcext:value-type="float">
            <text:p>0.0001957187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/>
          <table:table-cell table:number-columns-repeated="1005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3]*3.1419*[.H53]" office:value-type="float" office:value="0.0219053268" calcext:value-type="float">
            <text:p>0.0219053268</text:p>
          </table:table-cell>
          <table:table-cell table:style-name="ce2" table:formula="of:=[.G53]*[.H53]" office:value-type="float" office:value="0.006972" calcext:value-type="float">
            <text:p>0.00697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9.81*[.K53]" office:value-type="float" office:value="245.25" calcext:value-type="float">
            <text:p>245.25</text:p>
          </table:table-cell>
          <table:table-cell table:style-name="ce2" table:formula="of:=[.E53]*[.F53]/[.L53]" office:value-type="float" office:value="0.0000782874617737003" calcext:value-type="float">
            <text:p>7.82874617737003E-005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/>
          <table:table-cell table:number-columns-repeated="1005"/>
        </table:table-row>
        <table:table-row table:style-name="ro6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4]*3.1419*[.H54]" office:value-type="float" office:value="0.0219053268" calcext:value-type="float">
            <text:p>0.0219053268</text:p>
          </table:table-cell>
          <table:table-cell table:style-name="ce2" table:formula="of:=[.G54]*[.H54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54]" office:value-type="float" office:value="392.4" calcext:value-type="float">
            <text:p>392.4</text:p>
          </table:table-cell>
          <table:table-cell table:style-name="ce2" table:formula="of:=[.E54]*[.F54]/[.L54]" office:value-type="float" office:value="0.0000489296636085627" calcext:value-type="float">
            <text:p>4.89296636085627E-00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" table:number-columns-repeated="1004"/>
          <table:table-cell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5]*3.1419*[.H55]" office:value-type="float" office:value="0.0219053268" calcext:value-type="float">
            <text:p>0.0219053268</text:p>
          </table:table-cell>
          <table:table-cell table:style-name="ce2" table:formula="of:=[.G55]*[.H55]" office:value-type="float" office:value="0.006972" calcext:value-type="float">
            <text:p>0.006972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9.81*[.K55]" office:value-type="float" office:value="519.93" calcext:value-type="float">
            <text:p>519.93</text:p>
          </table:table-cell>
          <table:table-cell table:style-name="ce2" table:formula="of:=[.E55]*[.F55]/[.L55]" office:value-type="float" office:value="0.0000369280480064624" calcext:value-type="float">
            <text:p>0.000036928</text:p>
          </table:table-cell>
          <table:table-cell office:value-type="float" office:value="0.0011" calcext:value-type="float">
            <text:p>0.0011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6]*3.1419*[.H56]" office:value-type="float" office:value="0.0219053268" calcext:value-type="float">
            <text:p>0.0219053268</text:p>
          </table:table-cell>
          <table:table-cell table:style-name="ce2" table:formula="of:=[.G56]*[.H56]" office:value-type="float" office:value="0.006972" calcext:value-type="float">
            <text:p>0.006972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9.81*[.K56]" office:value-type="float" office:value="647.46" calcext:value-type="float">
            <text:p>647.46</text:p>
          </table:table-cell>
          <table:table-cell table:style-name="ce2" table:formula="of:=[.E56]*[.F56]/[.L56]" office:value-type="float" office:value="0.0000296543415809471" calcext:value-type="float">
            <text:p>2.96543415809471E-005</text:p>
          </table:table-cell>
          <table:table-cell office:value-type="float" office:value="0.0012" calcext:value-type="float">
            <text:p>0.0012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7]*3.1419*[.H57]" office:value-type="float" office:value="0.0219053268" calcext:value-type="float">
            <text:p>0.0219053268</text:p>
          </table:table-cell>
          <table:table-cell table:style-name="ce2" table:formula="of:=[.G57]*[.H57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57]" office:value-type="float" office:value="784.8" calcext:value-type="float">
            <text:p>784.8</text:p>
          </table:table-cell>
          <table:table-cell table:style-name="ce2" table:formula="of:=[.E57]*[.F57]/[.L57]" office:value-type="float" office:value="0.0000244648318042813" calcext:value-type="float">
            <text:p>2.44648318042813E-005</text:p>
          </table:table-cell>
          <table:table-cell office:value-type="float" office:value="0.0057" calcext:value-type="float">
            <text:p>0.0057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8]*3.1419*[.H58]" office:value-type="float" office:value="0.0219053268" calcext:value-type="float">
            <text:p>0.0219053268</text:p>
          </table:table-cell>
          <table:table-cell table:style-name="ce2" table:formula="of:=[.G58]*[.H58]" office:value-type="float" office:value="0.006972" calcext:value-type="float">
            <text:p>0.006972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9.81*[.K58]" office:value-type="float" office:value="912.33" calcext:value-type="float">
            <text:p>912.33</text:p>
          </table:table-cell>
          <table:table-cell table:style-name="ce2" table:formula="of:=[.E58]*[.F58]/[.L58]" office:value-type="float" office:value="0.0000210450166058334" calcext:value-type="float">
            <text:p>0.000021045</text:p>
          </table:table-cell>
          <table:table-cell office:value-type="float" office:value="0.0062" calcext:value-type="float">
            <text:p>0.0062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59]*3.1419*[.H59]" office:value-type="float" office:value="0.0219053268" calcext:value-type="float">
            <text:p>0.0219053268</text:p>
          </table:table-cell>
          <table:table-cell table:style-name="ce2" table:formula="of:=[.G59]*[.H59]" office:value-type="float" office:value="0.006972" calcext:value-type="float">
            <text:p>0.006972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9.81*[.K59]" office:value-type="float" office:value="1039.86" calcext:value-type="float">
            <text:p>1039.86</text:p>
          </table:table-cell>
          <table:table-cell table:style-name="ce2" table:formula="of:=[.E59]*[.F59]/[.L59]" office:value-type="float" office:value="0.0000184640240032312" calcext:value-type="float">
            <text:p>0.000018464</text:p>
          </table:table-cell>
          <table:table-cell office:value-type="float" office:value="0.00675" calcext:value-type="float">
            <text:p>0.00675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60]*3.1419*[.H60]" office:value-type="float" office:value="0.0219053268" calcext:value-type="float">
            <text:p>0.0219053268</text:p>
          </table:table-cell>
          <table:table-cell table:style-name="ce2" table:formula="of:=[.G60]*[.H60]" office:value-type="float" office:value="0.006972" calcext:value-type="float">
            <text:p>0.0069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9.81*[.K60]" office:value-type="float" office:value="1167.39" calcext:value-type="float">
            <text:p>1167.39</text:p>
          </table:table-cell>
          <table:table-cell table:style-name="ce2" table:formula="of:=[.E60]*[.F60]/[.L60]" office:value-type="float" office:value="0.0000164469457507774" calcext:value-type="float">
            <text:p>1.64469457507774E-005</text:p>
          </table:table-cell>
          <table:table-cell office:value-type="float" office:value="0.0081" calcext:value-type="float">
            <text:p>0.0081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61]*3.1419*[.H61]" office:value-type="float" office:value="0.0219053268" calcext:value-type="float">
            <text:p>0.0219053268</text:p>
          </table:table-cell>
          <table:table-cell table:style-name="ce2" table:formula="of:=[.G61]*[.H61]" office:value-type="float" office:value="0.006972" calcext:value-type="float">
            <text:p>0.00697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9.81*[.K61]" office:value-type="float" office:value="1294.92" calcext:value-type="float">
            <text:p>1294.92</text:p>
          </table:table-cell>
          <table:table-cell table:style-name="ce2" table:formula="of:=[.E61]*[.F61]/[.L61]" office:value-type="float" office:value="0.0000148271707904735" calcext:value-type="float">
            <text:p>1.48271707904735E-005</text:p>
          </table:table-cell>
          <table:table-cell office:value-type="float" office:value="0.0088" calcext:value-type="float">
            <text:p>0.0088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62]*3.1419*[.H62]" office:value-type="float" office:value="0.0219053268" calcext:value-type="float">
            <text:p>0.0219053268</text:p>
          </table:table-cell>
          <table:table-cell table:style-name="ce2" table:formula="of:=[.G62]*[.H62]" office:value-type="float" office:value="0.006972" calcext:value-type="float">
            <text:p>0.006972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9.81*[.K62]" office:value-type="float" office:value="1422.45" calcext:value-type="float">
            <text:p>1422.45</text:p>
          </table:table-cell>
          <table:table-cell table:style-name="ce2" table:formula="of:=[.E62]*[.F62]/[.L62]" office:value-type="float" office:value="0.0000134978382368449" calcext:value-type="float">
            <text:p>1.34978382368449E-005</text:p>
          </table:table-cell>
          <table:table-cell table:number-columns-repeated="1007"/>
        </table:table-row>
        <table:table-row table:style-name="ro4">
          <table:table-cell table:number-columns-repeated="1020"/>
        </table:table-row>
        <table:table-row table:style-name="ro7">
          <table:table-cell/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Kinematic visco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ynamic Viscosity</text:p>
          </table:table-cell>
          <table:table-cell table:style-name="ce2" office:value-type="string" calcext:value-type="string">
            <text:p>Rotation speed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liding area</text:p>
          </table:table-cell>
          <table:table-cell table:style-name="ce2" office:value-type="string" calcext:value-type="string">
            <text:p>Projected area</text:p>
          </table:table-cell>
          <table:table-cell table:number-columns-repeated="2" table:style-name="ce2" office:value-type="string" calcext:value-type="string">
            <text:p>Projected pressure</text:p>
          </table:table-cell>
          <table:table-cell table:style-name="ce2" office:value-type="string" calcext:value-type="string">
            <text:p>Hersey number</text:p>
          </table:table-cell>
          <table:table-cell table:style-name="ce2" office:value-type="string" calcext:value-type="string">
            <text:p>Friction coeff. μ fig. 6</text:p>
          </table:table-cell>
          <table:table-cell table:style-name="ce2" table:number-columns-repeated="1004"/>
          <table:table-cell table:number-columns-repeated="2"/>
        </table:table-row>
        <table:table-row table:style-name="ro4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m2/s</text:p>
          </table:table-cell>
          <table:table-cell office:value-type="string" calcext:value-type="string">
            <text:p>kg / m3</text:p>
          </table:table-cell>
          <table:table-cell office:value-type="string" calcext:value-type="string">
            <text:p>Pa s</text:p>
          </table:table-cell>
          <table:table-cell office:value-type="string" calcext:value-type="string">
            <text:p>1 / 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m2</text:p>
          </table:table-cell>
          <table:table-cell office:value-type="string" calcext:value-type="string">
            <text:p>kgf/cm2</text:p>
          </table:table-cell>
          <table:table-cell office:value-type="string" calcext:value-type="string">
            <text:p>Pa</text:p>
          </table:table-cell>
          <table:table-cell table:number-columns-repeated="1008"/>
        </table:table-row>
        <table:table-row table:style-name="ro4">
          <table:table-cell table:number-columns-repeated="1020"/>
        </table:table-row>
        <table:table-row table:style-name="ro5">
          <table:table-cell/>
          <table:table-cell table:style-name="ce2" office:value-type="float" office:value="100" calcext:value-type="float">
            <text:p>100</text:p>
          </table:table-cell>
          <table:table-cell table:style-name="ce2" table:formula="of:=[.E67]/[.D67]" office:value-type="float" office:value="0.00000922722029988466" calcext:value-type="float">
            <text:p>9.22722029988466E-006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0.008" calcext:value-type="float">
            <office:annotation draw:style-name="gr3" draw:text-style-name="P2" svg:width="2.899cm" svg:height="3.361cm" svg:x="9.276cm" svg:y="30.877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67]*3.1419*[.H67]" office:value-type="float" office:value="0.0219053268" calcext:value-type="float">
            <text:p>0.0219053268</text:p>
          </table:table-cell>
          <table:table-cell table:style-name="ce2" table:formula="of:=[.G67]*[.H67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67]" office:value-type="float" office:value="98.1" calcext:value-type="float">
            <text:p>98.1</text:p>
          </table:table-cell>
          <table:table-cell table:style-name="ce2" table:formula="of:=[.E67]*[.F67]/[.L67]" office:value-type="float" office:value="0.000130479102956167" calcext:value-type="float">
            <text:p>0.0001304791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/>
          <table:table-cell table:number-columns-repeated="1005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68]*3.1419*[.H68]" office:value-type="float" office:value="0.0219053268" calcext:value-type="float">
            <text:p>0.0219053268</text:p>
          </table:table-cell>
          <table:table-cell table:style-name="ce2" table:formula="of:=[.G68]*[.H68]" office:value-type="float" office:value="0.006972" calcext:value-type="float">
            <text:p>0.00697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9.81*[.K68]" office:value-type="float" office:value="245.25" calcext:value-type="float">
            <text:p>245.25</text:p>
          </table:table-cell>
          <table:table-cell table:style-name="ce2" table:formula="of:=[.E68]*[.F68]/[.L68]" office:value-type="float" office:value="0.0000521916411824669" calcext:value-type="float">
            <text:p>5.21916411824669E-00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/>
          <table:table-cell table:number-columns-repeated="1005"/>
        </table:table-row>
        <table:table-row table:style-name="ro6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69]*3.1419*[.H69]" office:value-type="float" office:value="0.0219053268" calcext:value-type="float">
            <text:p>0.0219053268</text:p>
          </table:table-cell>
          <table:table-cell table:style-name="ce2" table:formula="of:=[.G69]*[.H69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69]" office:value-type="float" office:value="392.4" calcext:value-type="float">
            <text:p>392.4</text:p>
          </table:table-cell>
          <table:table-cell table:style-name="ce2" table:formula="of:=[.E69]*[.F69]/[.L69]" office:value-type="float" office:value="0.0000326197757390418" calcext:value-type="float">
            <text:p>3.26197757390418E-005</text:p>
          </table:table-cell>
          <table:table-cell office:value-type="float" office:value="0.0022" calcext:value-type="float">
            <text:p>0.0022</text:p>
          </table:table-cell>
          <table:table-cell/>
          <table:table-cell table:style-name="ce2" table:number-columns-repeated="1004"/>
          <table:table-cell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0]*3.1419*[.H70]" office:value-type="float" office:value="0.0219053268" calcext:value-type="float">
            <text:p>0.0219053268</text:p>
          </table:table-cell>
          <table:table-cell table:style-name="ce2" table:formula="of:=[.G70]*[.H70]" office:value-type="float" office:value="0.006972" calcext:value-type="float">
            <text:p>0.006972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9.81*[.K70]" office:value-type="float" office:value="519.93" calcext:value-type="float">
            <text:p>519.93</text:p>
          </table:table-cell>
          <table:table-cell table:style-name="ce2" table:formula="of:=[.E70]*[.F70]/[.L70]" office:value-type="float" office:value="0.0000246186986709749" calcext:value-type="float">
            <text:p>2.46186986709749E-005</text:p>
          </table:table-cell>
          <table:table-cell office:value-type="float" office:value="0.0013" calcext:value-type="float">
            <text:p>0.0013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1]*3.1419*[.H71]" office:value-type="float" office:value="0.0219053268" calcext:value-type="float">
            <text:p>0.0219053268</text:p>
          </table:table-cell>
          <table:table-cell table:style-name="ce2" table:formula="of:=[.G71]*[.H71]" office:value-type="float" office:value="0.006972" calcext:value-type="float">
            <text:p>0.006972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9.81*[.K71]" office:value-type="float" office:value="647.46" calcext:value-type="float">
            <text:p>647.46</text:p>
          </table:table-cell>
          <table:table-cell table:style-name="ce2" table:formula="of:=[.E71]*[.F71]/[.L71]" office:value-type="float" office:value="0.0000197695610539647" calcext:value-type="float">
            <text:p>1.97695610539647E-005</text:p>
          </table:table-cell>
          <table:table-cell office:value-type="float" office:value="0.0018" calcext:value-type="float">
            <text:p>0.0018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2]*3.1419*[.H72]" office:value-type="float" office:value="0.0219053268" calcext:value-type="float">
            <text:p>0.0219053268</text:p>
          </table:table-cell>
          <table:table-cell table:style-name="ce2" table:formula="of:=[.G72]*[.H72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72]" office:value-type="float" office:value="784.8" calcext:value-type="float">
            <text:p>784.8</text:p>
          </table:table-cell>
          <table:table-cell table:style-name="ce2" table:formula="of:=[.E72]*[.F72]/[.L72]" office:value-type="float" office:value="0.0000163098878695209" calcext:value-type="float">
            <text:p>1.63098878695209E-005</text:p>
          </table:table-cell>
          <table:table-cell office:value-type="float" office:value="0.0065" calcext:value-type="float">
            <text:p>0.0065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3]*3.1419*[.H73]" office:value-type="float" office:value="0.0219053268" calcext:value-type="float">
            <text:p>0.0219053268</text:p>
          </table:table-cell>
          <table:table-cell table:style-name="ce2" table:formula="of:=[.G73]*[.H73]" office:value-type="float" office:value="0.006972" calcext:value-type="float">
            <text:p>0.006972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9.81*[.K73]" office:value-type="float" office:value="912.33" calcext:value-type="float">
            <text:p>912.33</text:p>
          </table:table-cell>
          <table:table-cell table:style-name="ce2" table:formula="of:=[.E73]*[.F73]/[.L73]" office:value-type="float" office:value="0.0000140300110705556" calcext:value-type="float">
            <text:p>0.00001403</text:p>
          </table:table-cell>
          <table:table-cell office:value-type="float" office:value="0.0072" calcext:value-type="float">
            <text:p>0.0072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4]*3.1419*[.H74]" office:value-type="float" office:value="0.0219053268" calcext:value-type="float">
            <text:p>0.0219053268</text:p>
          </table:table-cell>
          <table:table-cell table:style-name="ce2" table:formula="of:=[.G74]*[.H74]" office:value-type="float" office:value="0.006972" calcext:value-type="float">
            <text:p>0.006972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9.81*[.K74]" office:value-type="float" office:value="1039.86" calcext:value-type="float">
            <text:p>1039.86</text:p>
          </table:table-cell>
          <table:table-cell table:style-name="ce2" table:formula="of:=[.E74]*[.F74]/[.L74]" office:value-type="float" office:value="0.0000123093493354875" calcext:value-type="float">
            <text:p>1.23093493354875E-005</text:p>
          </table:table-cell>
          <table:table-cell office:value-type="float" office:value="0.0077" calcext:value-type="float">
            <text:p>0.0077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5]*3.1419*[.H75]" office:value-type="float" office:value="0.0219053268" calcext:value-type="float">
            <text:p>0.0219053268</text:p>
          </table:table-cell>
          <table:table-cell table:style-name="ce2" table:formula="of:=[.G75]*[.H75]" office:value-type="float" office:value="0.006972" calcext:value-type="float">
            <text:p>0.0069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9.81*[.K75]" office:value-type="float" office:value="1167.39" calcext:value-type="float">
            <text:p>1167.39</text:p>
          </table:table-cell>
          <table:table-cell table:style-name="ce2" table:formula="of:=[.E75]*[.F75]/[.L75]" office:value-type="float" office:value="0.0000109646305005182" calcext:value-type="float">
            <text:p>1.09646305005182E-005</text:p>
          </table:table-cell>
          <table:table-cell office:value-type="float" office:value="0.009" calcext:value-type="float">
            <text:p>0.009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6]*3.1419*[.H76]" office:value-type="float" office:value="0.0219053268" calcext:value-type="float">
            <text:p>0.0219053268</text:p>
          </table:table-cell>
          <table:table-cell table:style-name="ce2" table:formula="of:=[.G76]*[.H76]" office:value-type="float" office:value="0.006972" calcext:value-type="float">
            <text:p>0.00697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9.81*[.K76]" office:value-type="float" office:value="1294.92" calcext:value-type="float">
            <text:p>1294.92</text:p>
          </table:table-cell>
          <table:table-cell table:style-name="ce2" table:formula="of:=[.E76]*[.F76]/[.L76]" office:value-type="float" office:value="0.00000988478052698236" calcext:value-type="float">
            <text:p>9.88478052698236E-006</text:p>
          </table:table-cell>
          <table:table-cell office:value-type="float" office:value="0.01" calcext:value-type="float">
            <text:p>0.01</text:p>
          </table:table-cell>
          <table:table-cell table:number-columns-repeated="1006"/>
        </table:table-row>
        <table:table-row table:style-name="ro5">
          <table:table-cell/>
          <table:table-cell table:number-columns-repeated="3" table:style-name="ce2" office:value-type="string" calcext:value-type="string">
            <text:p>dito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77]*3.1419*[.H77]" office:value-type="float" office:value="0.0219053268" calcext:value-type="float">
            <text:p>0.0219053268</text:p>
          </table:table-cell>
          <table:table-cell table:style-name="ce2" table:formula="of:=[.G77]*[.H77]" office:value-type="float" office:value="0.006972" calcext:value-type="float">
            <text:p>0.006972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9.81*[.K77]" office:value-type="float" office:value="1422.45" calcext:value-type="float">
            <text:p>1422.45</text:p>
          </table:table-cell>
          <table:table-cell table:style-name="ce2" table:formula="of:=[.E77]*[.F77]/[.L77]" office:value-type="float" office:value="0.00000899855882456325" calcext:value-type="float">
            <text:p>8.99855882456325E-006</text:p>
          </table:table-cell>
          <table:table-cell table:number-columns-repeated="1007"/>
        </table:table-row>
        <table:table-row table:style-name="ro4">
          <table:table-cell/>
          <table:table-cell table:style-name="ce2" table:number-columns-repeated="12"/>
          <table:table-cell table:number-columns-repeated="1007"/>
        </table:table-row>
        <table:table-row table:style-name="ro4">
          <table:table-cell table:number-columns-repeated="1020"/>
        </table:table-row>
        <table:table-row table:style-name="ro7">
          <table:table-cell/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Kinematic visco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ynamic Viscosity</text:p>
          </table:table-cell>
          <table:table-cell table:style-name="ce2" office:value-type="string" calcext:value-type="string">
            <text:p>Rotation speed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liding area</text:p>
          </table:table-cell>
          <table:table-cell table:style-name="ce2" office:value-type="string" calcext:value-type="string">
            <text:p>Projected area</text:p>
          </table:table-cell>
          <table:table-cell table:number-columns-repeated="2" table:style-name="ce2" office:value-type="string" calcext:value-type="string">
            <text:p>Projected pressure</text:p>
          </table:table-cell>
          <table:table-cell table:style-name="ce2" office:value-type="string" calcext:value-type="string">
            <text:p>Hersey number</text:p>
          </table:table-cell>
          <table:table-cell table:style-name="ce2" office:value-type="string" calcext:value-type="string">
            <text:p>Friction coeff. μ fig. 7</text:p>
          </table:table-cell>
          <table:table-cell table:style-name="ce2"/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Dynamic Viscosity</text:p>
          </table:table-cell>
          <table:table-cell table:style-name="ce5" office:value-type="string" calcext:value-type="string">
            <text:p>f(x) = 0.085 / (1 + (0.03 T)^2.2) + 0.001</text:p>
          </table:table-cell>
          <table:table-cell table:style-name="ce3" table:number-columns-repeated="2"/>
          <table:table-cell table:style-name="ce2" table:number-columns-repeated="997"/>
          <table:table-cell table:number-columns-repeated="3"/>
        </table:table-row>
        <table:table-row table:style-name="ro4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m2/s</text:p>
          </table:table-cell>
          <table:table-cell office:value-type="string" calcext:value-type="string">
            <text:p>kg / m3</text:p>
          </table:table-cell>
          <table:table-cell office:value-type="string" calcext:value-type="string">
            <text:p>Pa s</text:p>
          </table:table-cell>
          <table:table-cell office:value-type="string" calcext:value-type="string">
            <text:p>1 / 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m2</text:p>
          </table:table-cell>
          <table:table-cell office:value-type="string" calcext:value-type="string">
            <text:p>kgf/cm2</text:p>
          </table:table-cell>
          <table:table-cell office:value-type="string" calcext:value-type="string">
            <text:p>Pa</text:p>
          </table:table-cell>
          <table:table-cell table:number-columns-repeated="3"/>
          <table:table-cell table:style-name="ce4" office:value-type="string" calcext:value-type="string">
            <text:p>°C</text:p>
          </table:table-cell>
          <table:table-cell table:style-name="ce4" office:value-type="string" calcext:value-type="string">
            <text:p>Pa s</text:p>
          </table:table-cell>
          <table:table-cell table:style-name="ce4" table:number-columns-repeated="3"/>
          <table:table-cell table:number-columns-repeated="1000"/>
        </table:table-row>
        <table:table-row table:style-name="ro4">
          <table:table-cell table:number-columns-repeated="15"/>
          <table:table-cell table:style-name="ce4" table:number-columns-repeated="5"/>
          <table:table-cell table:number-columns-repeated="1000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83]/[.D83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38.441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3]*3.1419*[.H83]" office:value-type="float" office:value="0.0219053268" calcext:value-type="float">
            <text:p>0.0219053268</text:p>
          </table:table-cell>
          <table:table-cell table:style-name="ce2" table:formula="of:=[.G83]*[.H83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83]" office:value-type="float" office:value="98.1" calcext:value-type="float">
            <text:p>98.1</text:p>
          </table:table-cell>
          <table:table-cell table:style-name="ce2" table:formula="of:=[.E83]*[.F83]/[.L83]" office:value-type="float" office:value="0.00104383282364934" calcext:value-type="float">
            <text:p>0.0010438328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64" calcext:value-type="float">
            <office:annotation draw:style-name="gr3" draw:text-style-name="P2" svg:width="2.899cm" svg:height="3.361cm" svg:x="30.961cm" svg:y="38.441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3" table:formula="of:=0.085 / (1 + (0.03*[.P83])^2.2)+0.001" office:value-type="float" office:value="0.0651491538758852" calcext:value-type="float">
            <text:p>0.0651491539</text:p>
          </table:table-cell>
          <table:table-cell table:style-name="ce3" table:number-columns-repeated="2"/>
          <table:table-cell table:style-name="ce2" table:number-columns-repeated="998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84]/[.D84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4]*3.1419*[.H84]" office:value-type="float" office:value="0.0219053268" calcext:value-type="float">
            <text:p>0.0219053268</text:p>
          </table:table-cell>
          <table:table-cell table:style-name="ce2" table:formula="of:=[.G84]*[.H84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84]" office:value-type="float" office:value="98.1" calcext:value-type="float">
            <text:p>98.1</text:p>
          </table:table-cell>
          <table:table-cell table:style-name="ce2" table:formula="of:=[.E84]*[.F84]/[.L84]" office:value-type="float" office:value="0.000570846075433231" calcext:value-type="float">
            <text:p>0.0005708461</text:p>
          </table:table-cell>
          <table:table-cell office:value-type="float" office:value="0.006" calcext:value-type="float">
            <text:p>0.006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035" calcext:value-type="float">
            <text:p>0.035</text:p>
          </table:table-cell>
          <table:table-cell table:style-name="ce3" table:formula="of:=0.085 / (1 + (0.03*[.P84])^2.2)+0.001" office:value-type="float" office:value="0.0350889353509663" calcext:value-type="float">
            <text:p>0.0350889354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85]/[.D85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5]*3.1419*[.H85]" office:value-type="float" office:value="0.0219053268" calcext:value-type="float">
            <text:p>0.0219053268</text:p>
          </table:table-cell>
          <table:table-cell table:style-name="ce2" table:formula="of:=[.G85]*[.H85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85]" office:value-type="float" office:value="98.1" calcext:value-type="float">
            <text:p>98.1</text:p>
          </table:table-cell>
          <table:table-cell table:style-name="ce2" table:formula="of:=[.E85]*[.F85]/[.L85]" office:value-type="float" office:value="0.000309887869520897" calcext:value-type="float">
            <text:p>0.0003098879</text:p>
          </table:table-cell>
          <table:table-cell office:value-type="float" office:value="0.007" calcext:value-type="float">
            <text:p>0.007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0.019" calcext:value-type="float">
            <text:p>0.019</text:p>
          </table:table-cell>
          <table:table-cell table:style-name="ce3" table:formula="of:=0.085 / (1 + (0.03*[.P85])^2.2)+0.001" office:value-type="float" office:value="0.0193024877300257" calcext:value-type="float">
            <text:p>0.0193024877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86]/[.D86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6]*3.1419*[.H86]" office:value-type="float" office:value="0.0219053268" calcext:value-type="float">
            <text:p>0.0219053268</text:p>
          </table:table-cell>
          <table:table-cell table:style-name="ce2" table:formula="of:=[.G86]*[.H86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86]" office:value-type="float" office:value="98.1" calcext:value-type="float">
            <text:p>98.1</text:p>
          </table:table-cell>
          <table:table-cell table:style-name="ce2" table:formula="of:=[.E86]*[.F86]/[.L86]" office:value-type="float" office:value="0.000195718654434251" calcext:value-type="float">
            <text:p>0.0001957187</text:p>
          </table:table-cell>
          <table:table-cell office:value-type="float" office:value="0.007" calcext:value-type="float">
            <text:p>0.007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012" calcext:value-type="float">
            <text:p>0.012</text:p>
          </table:table-cell>
          <table:table-cell table:style-name="ce3" table:formula="of:=0.085 / (1 + (0.03*[.P86])^2.2)+0.001" office:value-type="float" office:value="0.0118111937664049" calcext:value-type="float">
            <text:p>0.0118111938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87]/[.D87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7]*3.1419*[.H87]" office:value-type="float" office:value="0.0219053268" calcext:value-type="float">
            <text:p>0.0219053268</text:p>
          </table:table-cell>
          <table:table-cell table:style-name="ce2" table:formula="of:=[.G87]*[.H87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87]" office:value-type="float" office:value="98.1" calcext:value-type="float">
            <text:p>98.1</text:p>
          </table:table-cell>
          <table:table-cell table:style-name="ce2" table:formula="of:=[.E87]*[.F87]/[.L87]" office:value-type="float" office:value="0.000130479102956167" calcext:value-type="float">
            <text:p>0.0001304791</text:p>
          </table:table-cell>
          <table:table-cell office:value-type="float" office:value="0.007" calcext:value-type="float">
            <text:p>0.007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08" calcext:value-type="float">
            <text:p>0.008</text:p>
          </table:table-cell>
          <table:table-cell table:style-name="ce3" table:formula="of:=0.085 / (1 + (0.03*[.P87])^2.2)+0.001" office:value-type="float" office:value="0.00796060712401025" calcext:value-type="float">
            <text:p>0.0079606071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88]/[.D88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8]*3.1419*[.H88]" office:value-type="float" office:value="0.0219053268" calcext:value-type="float">
            <text:p>0.0219053268</text:p>
          </table:table-cell>
          <table:table-cell table:style-name="ce2" table:formula="of:=[.G88]*[.H88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88]" office:value-type="float" office:value="98.1" calcext:value-type="float">
            <text:p>98.1</text:p>
          </table:table-cell>
          <table:table-cell table:style-name="ce2" table:formula="of:=[.E88]*[.F88]/[.L88]" office:value-type="float" office:value="0.0000897043832823649" calcext:value-type="float">
            <text:p>8.97043832823649E-005</text:p>
          </table:table-cell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.0055" calcext:value-type="float">
            <text:p>0.0055</text:p>
          </table:table-cell>
          <table:table-cell table:style-name="ce3" table:formula="of:=0.085 / (1 + (0.03*[.P88])^2.2)+0.001" office:value-type="float" office:value="0.00579028623664311" calcext:value-type="float">
            <text:p>0.0057902862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89]/[.D89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89]*3.1419*[.H89]" office:value-type="float" office:value="0.0219053268" calcext:value-type="float">
            <text:p>0.0219053268</text:p>
          </table:table-cell>
          <table:table-cell table:style-name="ce2" table:formula="of:=[.G89]*[.H89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89]" office:value-type="float" office:value="98.1" calcext:value-type="float">
            <text:p>98.1</text:p>
          </table:table-cell>
          <table:table-cell table:style-name="ce2" table:formula="of:=[.E89]*[.F89]/[.L89]" office:value-type="float" office:value="0.0000717635066258919" calcext:value-type="float">
            <text:p>7.17635066258919E-005</text:p>
          </table:table-cell>
          <table:table-cell table:number-columns-repeated="2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3" table:formula="of:=0.085 / (1 + (0.03*[.P89])^2.2)+0.001" office:value-type="float" office:value="0.00446877038972975" calcext:value-type="float">
            <text:p>0.0044687704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90]/[.D90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0]*3.1419*[.H90]" office:value-type="float" office:value="0.0219053268" calcext:value-type="float">
            <text:p>0.0219053268</text:p>
          </table:table-cell>
          <table:table-cell table:style-name="ce2" table:formula="of:=[.G90]*[.H90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90]" office:value-type="float" office:value="98.1" calcext:value-type="float">
            <text:p>98.1</text:p>
          </table:table-cell>
          <table:table-cell table:style-name="ce2" table:formula="of:=[.E90]*[.F90]/[.L90]" office:value-type="float" office:value="0.0000603465851172273" calcext:value-type="float">
            <text:p>6.03465851172273E-005</text:p>
          </table:table-cell>
          <table:table-cell table:number-columns-repeated="2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3" table:formula="of:=0.085 / (1 + (0.03*[.P90])^2.2)+0.001" office:value-type="float" office:value="0.00361293326875765" calcext:value-type="float">
            <text:p>0.0036129333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91]/[.D91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1]*3.1419*[.H91]" office:value-type="float" office:value="0.0219053268" calcext:value-type="float">
            <text:p>0.0219053268</text:p>
          </table:table-cell>
          <table:table-cell table:style-name="ce2" table:formula="of:=[.G91]*[.H91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91]" office:value-type="float" office:value="98.1" calcext:value-type="float">
            <text:p>98.1</text:p>
          </table:table-cell>
          <table:table-cell table:style-name="ce2" table:formula="of:=[.E91]*[.F91]/[.L91]" office:value-type="float" office:value="0.0000489296636085627" calcext:value-type="float">
            <text:p>4.89296636085627E-005</text:p>
          </table:table-cell>
          <table:table-cell table:number-columns-repeated="2"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.003" calcext:value-type="float">
            <text:p>0.003</text:p>
          </table:table-cell>
          <table:table-cell table:style-name="ce3" table:formula="of:=0.085 / (1 + (0.03*[.P91])^2.2)+0.001" office:value-type="float" office:value="0.00303072458083197" calcext:value-type="float">
            <text:p>0.0030307246</text:p>
          </table:table-cell>
          <table:table-cell table:style-name="ce4" table:number-columns-repeated="2"/>
          <table:table-cell table:number-columns-repeated="1000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92]/[.D92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2]*3.1419*[.H92]" office:value-type="float" office:value="0.0219053268" calcext:value-type="float">
            <text:p>0.0219053268</text:p>
          </table:table-cell>
          <table:table-cell table:style-name="ce2" table:formula="of:=[.G92]*[.H92]" office:value-type="float" office:value="0.006972" calcext:value-type="float">
            <text:p>0.0069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9.81*[.K92]" office:value-type="float" office:value="98.1" calcext:value-type="float">
            <text:p>98.1</text:p>
          </table:table-cell>
          <table:table-cell table:style-name="ce2" table:formula="of:=[.E92]*[.F92]/[.L92]" office:value-type="float" office:value="0.0000424057084607543" calcext:value-type="float">
            <text:p>4.24057084607543E-005</text:p>
          </table:table-cell>
          <table:table-cell table:number-columns-repeated="2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3" table:formula="of:= 0.001 + 0.085 / (1 + (0.03*[.P92])^2.2)" office:value-type="float" office:value="0.00261858865143951" calcext:value-type="float">
            <text:p>0.0026185887</text:p>
          </table:table-cell>
          <table:table-cell table:style-name="ce4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2"/>
          <table:table-cell table:number-columns-repeated="2"/>
          <table:table-cell table:style-name="ce2" table:number-columns-repeated="8"/>
          <table:table-cell table:number-columns-repeated="2"/>
          <table:table-cell table:style-name="ce4" table:number-columns-repeated="5"/>
          <table:table-cell table:number-columns-repeated="1000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94]/[.D94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43.357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4]*3.1419*[.H94]" office:value-type="float" office:value="0.0219053268" calcext:value-type="float">
            <text:p>0.0219053268</text:p>
          </table:table-cell>
          <table:table-cell table:style-name="ce2" table:formula="of:=[.G94]*[.H94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94]" office:value-type="float" office:value="196.2" calcext:value-type="float">
            <text:p>196.2</text:p>
          </table:table-cell>
          <table:table-cell table:style-name="ce2" table:formula="of:=[.E94]*[.F94]/[.L94]" office:value-type="float" office:value="0.000521916411824669" calcext:value-type="float">
            <text:p>0.0005219164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95]/[.D95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5]*3.1419*[.H95]" office:value-type="float" office:value="0.0219053268" calcext:value-type="float">
            <text:p>0.0219053268</text:p>
          </table:table-cell>
          <table:table-cell table:style-name="ce2" table:formula="of:=[.G95]*[.H95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95]" office:value-type="float" office:value="196.2" calcext:value-type="float">
            <text:p>196.2</text:p>
          </table:table-cell>
          <table:table-cell table:style-name="ce2" table:formula="of:=[.E95]*[.F95]/[.L95]" office:value-type="float" office:value="0.000285423037716616" calcext:value-type="float">
            <text:p>0.000285423</text:p>
          </table:table-cell>
          <table:table-cell office:value-type="float" office:value="0.003" calcext:value-type="float">
            <text:p>0.003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96]/[.D96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6]*3.1419*[.H96]" office:value-type="float" office:value="0.0219053268" calcext:value-type="float">
            <text:p>0.0219053268</text:p>
          </table:table-cell>
          <table:table-cell table:style-name="ce2" table:formula="of:=[.G96]*[.H96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96]" office:value-type="float" office:value="196.2" calcext:value-type="float">
            <text:p>196.2</text:p>
          </table:table-cell>
          <table:table-cell table:style-name="ce2" table:formula="of:=[.E96]*[.F96]/[.L96]" office:value-type="float" office:value="0.000154943934760449" calcext:value-type="float">
            <text:p>0.0001549439</text:p>
          </table:table-cell>
          <table:table-cell office:value-type="float" office:value="0.0033" calcext:value-type="float">
            <text:p>0.0033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97]/[.D97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7]*3.1419*[.H97]" office:value-type="float" office:value="0.0219053268" calcext:value-type="float">
            <text:p>0.0219053268</text:p>
          </table:table-cell>
          <table:table-cell table:style-name="ce2" table:formula="of:=[.G97]*[.H97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97]" office:value-type="float" office:value="196.2" calcext:value-type="float">
            <text:p>196.2</text:p>
          </table:table-cell>
          <table:table-cell table:style-name="ce2" table:formula="of:=[.E97]*[.F97]/[.L97]" office:value-type="float" office:value="0.0000978593272171254" calcext:value-type="float">
            <text:p>9.78593272171254E-005</text:p>
          </table:table-cell>
          <table:table-cell office:value-type="float" office:value="0.003" calcext:value-type="float">
            <text:p>0.003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98]/[.D98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8]*3.1419*[.H98]" office:value-type="float" office:value="0.0219053268" calcext:value-type="float">
            <text:p>0.0219053268</text:p>
          </table:table-cell>
          <table:table-cell table:style-name="ce2" table:formula="of:=[.G98]*[.H98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98]" office:value-type="float" office:value="196.2" calcext:value-type="float">
            <text:p>196.2</text:p>
          </table:table-cell>
          <table:table-cell table:style-name="ce2" table:formula="of:=[.E98]*[.F98]/[.L98]" office:value-type="float" office:value="0.0000652395514780836" calcext:value-type="float">
            <text:p>6.52395514780836E-005</text:p>
          </table:table-cell>
          <table:table-cell office:value-type="float" office:value="0.0027" calcext:value-type="float">
            <text:p>0.0027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99]/[.D99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99]*3.1419*[.H99]" office:value-type="float" office:value="0.0219053268" calcext:value-type="float">
            <text:p>0.0219053268</text:p>
          </table:table-cell>
          <table:table-cell table:style-name="ce2" table:formula="of:=[.G99]*[.H99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99]" office:value-type="float" office:value="196.2" calcext:value-type="float">
            <text:p>196.2</text:p>
          </table:table-cell>
          <table:table-cell table:style-name="ce2" table:formula="of:=[.E99]*[.F99]/[.L99]" office:value-type="float" office:value="0.0000448521916411825" calcext:value-type="float">
            <text:p>4.48521916411825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00]/[.D100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0]*3.1419*[.H100]" office:value-type="float" office:value="0.0219053268" calcext:value-type="float">
            <text:p>0.0219053268</text:p>
          </table:table-cell>
          <table:table-cell table:style-name="ce2" table:formula="of:=[.G100]*[.H100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100]" office:value-type="float" office:value="196.2" calcext:value-type="float">
            <text:p>196.2</text:p>
          </table:table-cell>
          <table:table-cell table:style-name="ce2" table:formula="of:=[.E100]*[.F100]/[.L100]" office:value-type="float" office:value="0.000035881753312946" calcext:value-type="float">
            <text:p>3.5881753312946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01]/[.D101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1]*3.1419*[.H101]" office:value-type="float" office:value="0.0219053268" calcext:value-type="float">
            <text:p>0.0219053268</text:p>
          </table:table-cell>
          <table:table-cell table:style-name="ce2" table:formula="of:=[.G101]*[.H101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101]" office:value-type="float" office:value="196.2" calcext:value-type="float">
            <text:p>196.2</text:p>
          </table:table-cell>
          <table:table-cell table:style-name="ce2" table:formula="of:=[.E101]*[.F101]/[.L101]" office:value-type="float" office:value="0.0000301732925586137" calcext:value-type="float">
            <text:p>3.01732925586137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02]/[.D102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2]*3.1419*[.H102]" office:value-type="float" office:value="0.0219053268" calcext:value-type="float">
            <text:p>0.0219053268</text:p>
          </table:table-cell>
          <table:table-cell table:style-name="ce2" table:formula="of:=[.G102]*[.H102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102]" office:value-type="float" office:value="196.2" calcext:value-type="float">
            <text:p>196.2</text:p>
          </table:table-cell>
          <table:table-cell table:style-name="ce2" table:formula="of:=[.E102]*[.F102]/[.L102]" office:value-type="float" office:value="0.0000244648318042813" calcext:value-type="float">
            <text:p>2.44648318042813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03]/[.D103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3]*3.1419*[.H103]" office:value-type="float" office:value="0.0219053268" calcext:value-type="float">
            <text:p>0.0219053268</text:p>
          </table:table-cell>
          <table:table-cell table:style-name="ce2" table:formula="of:=[.G103]*[.H103]" office:value-type="float" office:value="0.006972" calcext:value-type="float">
            <text:p>0.00697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9.81*[.K103]" office:value-type="float" office:value="196.2" calcext:value-type="float">
            <text:p>196.2</text:p>
          </table:table-cell>
          <table:table-cell table:style-name="ce2" table:formula="of:=[.E103]*[.F103]/[.L103]" office:value-type="float" office:value="0.0000212028542303772" calcext:value-type="float">
            <text:p>2.12028542303772E-005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105]/[.D105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48.273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5]*3.1419*[.H105]" office:value-type="float" office:value="0.0219053268" calcext:value-type="float">
            <text:p>0.0219053268</text:p>
          </table:table-cell>
          <table:table-cell table:style-name="ce2" table:formula="of:=[.G105]*[.H105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05]" office:value-type="float" office:value="392.4" calcext:value-type="float">
            <text:p>392.4</text:p>
          </table:table-cell>
          <table:table-cell table:style-name="ce2" table:formula="of:=[.E105]*[.F105]/[.L105]" office:value-type="float" office:value="0.000260958205912334" calcext:value-type="float">
            <text:p>0.0002609582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106]/[.D106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6]*3.1419*[.H106]" office:value-type="float" office:value="0.0219053268" calcext:value-type="float">
            <text:p>0.0219053268</text:p>
          </table:table-cell>
          <table:table-cell table:style-name="ce2" table:formula="of:=[.G106]*[.H106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06]" office:value-type="float" office:value="392.4" calcext:value-type="float">
            <text:p>392.4</text:p>
          </table:table-cell>
          <table:table-cell table:style-name="ce2" table:formula="of:=[.E106]*[.F106]/[.L106]" office:value-type="float" office:value="0.000142711518858308" calcext:value-type="float">
            <text:p>0.0001427115</text:p>
          </table:table-cell>
          <table:table-cell office:value-type="float" office:value="0.0034" calcext:value-type="float">
            <text:p>0.0034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107]/[.D107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7]*3.1419*[.H107]" office:value-type="float" office:value="0.0219053268" calcext:value-type="float">
            <text:p>0.0219053268</text:p>
          </table:table-cell>
          <table:table-cell table:style-name="ce2" table:formula="of:=[.G107]*[.H107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07]" office:value-type="float" office:value="392.4" calcext:value-type="float">
            <text:p>392.4</text:p>
          </table:table-cell>
          <table:table-cell table:style-name="ce2" table:formula="of:=[.E107]*[.F107]/[.L107]" office:value-type="float" office:value="0.0000774719673802243" calcext:value-type="float">
            <text:p>0.000077472</text:p>
          </table:table-cell>
          <table:table-cell office:value-type="float" office:value="0.0024" calcext:value-type="float">
            <text:p>0.0024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108]/[.D108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8]*3.1419*[.H108]" office:value-type="float" office:value="0.0219053268" calcext:value-type="float">
            <text:p>0.0219053268</text:p>
          </table:table-cell>
          <table:table-cell table:style-name="ce2" table:formula="of:=[.G108]*[.H108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08]" office:value-type="float" office:value="392.4" calcext:value-type="float">
            <text:p>392.4</text:p>
          </table:table-cell>
          <table:table-cell table:style-name="ce2" table:formula="of:=[.E108]*[.F108]/[.L108]" office:value-type="float" office:value="0.0000489296636085627" calcext:value-type="float">
            <text:p>4.89296636085627E-005</text:p>
          </table:table-cell>
          <table:table-cell office:value-type="float" office:value="0.0018" calcext:value-type="float">
            <text:p>0.0018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109]/[.D109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09]*3.1419*[.H109]" office:value-type="float" office:value="0.0219053268" calcext:value-type="float">
            <text:p>0.0219053268</text:p>
          </table:table-cell>
          <table:table-cell table:style-name="ce2" table:formula="of:=[.G109]*[.H109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09]" office:value-type="float" office:value="392.4" calcext:value-type="float">
            <text:p>392.4</text:p>
          </table:table-cell>
          <table:table-cell table:style-name="ce2" table:formula="of:=[.E109]*[.F109]/[.L109]" office:value-type="float" office:value="0.0000326197757390418" calcext:value-type="float">
            <text:p>3.26197757390418E-005</text:p>
          </table:table-cell>
          <table:table-cell office:value-type="float" office:value="0.002" calcext:value-type="float">
            <text:p>0.002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110]/[.D110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0]*3.1419*[.H110]" office:value-type="float" office:value="0.0219053268" calcext:value-type="float">
            <text:p>0.0219053268</text:p>
          </table:table-cell>
          <table:table-cell table:style-name="ce2" table:formula="of:=[.G110]*[.H110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10]" office:value-type="float" office:value="392.4" calcext:value-type="float">
            <text:p>392.4</text:p>
          </table:table-cell>
          <table:table-cell table:style-name="ce2" table:formula="of:=[.E110]*[.F110]/[.L110]" office:value-type="float" office:value="0.0000224260958205912" calcext:value-type="float">
            <text:p>2.24260958205912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11]/[.D111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1]*3.1419*[.H111]" office:value-type="float" office:value="0.0219053268" calcext:value-type="float">
            <text:p>0.0219053268</text:p>
          </table:table-cell>
          <table:table-cell table:style-name="ce2" table:formula="of:=[.G111]*[.H111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11]" office:value-type="float" office:value="392.4" calcext:value-type="float">
            <text:p>392.4</text:p>
          </table:table-cell>
          <table:table-cell table:style-name="ce2" table:formula="of:=[.E111]*[.F111]/[.L111]" office:value-type="float" office:value="0.000017940876656473" calcext:value-type="float">
            <text:p>1.7940876656473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12]/[.D112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2]*3.1419*[.H112]" office:value-type="float" office:value="0.0219053268" calcext:value-type="float">
            <text:p>0.0219053268</text:p>
          </table:table-cell>
          <table:table-cell table:style-name="ce2" table:formula="of:=[.G112]*[.H112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12]" office:value-type="float" office:value="392.4" calcext:value-type="float">
            <text:p>392.4</text:p>
          </table:table-cell>
          <table:table-cell table:style-name="ce2" table:formula="of:=[.E112]*[.F112]/[.L112]" office:value-type="float" office:value="0.0000150866462793068" calcext:value-type="float">
            <text:p>1.50866462793068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13]/[.D113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3]*3.1419*[.H113]" office:value-type="float" office:value="0.0219053268" calcext:value-type="float">
            <text:p>0.0219053268</text:p>
          </table:table-cell>
          <table:table-cell table:style-name="ce2" table:formula="of:=[.G113]*[.H113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13]" office:value-type="float" office:value="392.4" calcext:value-type="float">
            <text:p>392.4</text:p>
          </table:table-cell>
          <table:table-cell table:style-name="ce2" table:formula="of:=[.E113]*[.F113]/[.L113]" office:value-type="float" office:value="0.0000122324159021407" calcext:value-type="float">
            <text:p>1.22324159021407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14]/[.D114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4]*3.1419*[.H114]" office:value-type="float" office:value="0.0219053268" calcext:value-type="float">
            <text:p>0.0219053268</text:p>
          </table:table-cell>
          <table:table-cell table:style-name="ce2" table:formula="of:=[.G114]*[.H114]" office:value-type="float" office:value="0.006972" calcext:value-type="float">
            <text:p>0.00697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9.81*[.K114]" office:value-type="float" office:value="392.4" calcext:value-type="float">
            <text:p>392.4</text:p>
          </table:table-cell>
          <table:table-cell table:style-name="ce2" table:formula="of:=[.E114]*[.F114]/[.L114]" office:value-type="float" office:value="0.0000106014271151886" calcext:value-type="float">
            <text:p>1.06014271151886E-005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116]/[.D116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53.189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6]*3.1419*[.H116]" office:value-type="float" office:value="0.0219053268" calcext:value-type="float">
            <text:p>0.0219053268</text:p>
          </table:table-cell>
          <table:table-cell table:style-name="ce2" table:formula="of:=[.G116]*[.H116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16]" office:value-type="float" office:value="588.6" calcext:value-type="float">
            <text:p>588.6</text:p>
          </table:table-cell>
          <table:table-cell table:style-name="ce2" table:formula="of:=[.E116]*[.F116]/[.L116]" office:value-type="float" office:value="0.00017397213727489" calcext:value-type="float">
            <text:p>0.0001739721</text:p>
          </table:table-cell>
          <table:table-cell table:style-name="ce2" office:value-type="float" office:value="0.0042" calcext:value-type="float">
            <text:p>0.0042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117]/[.D117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7]*3.1419*[.H117]" office:value-type="float" office:value="0.0219053268" calcext:value-type="float">
            <text:p>0.0219053268</text:p>
          </table:table-cell>
          <table:table-cell table:style-name="ce2" table:formula="of:=[.G117]*[.H117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17]" office:value-type="float" office:value="588.6" calcext:value-type="float">
            <text:p>588.6</text:p>
          </table:table-cell>
          <table:table-cell table:style-name="ce2" table:formula="of:=[.E117]*[.F117]/[.L117]" office:value-type="float" office:value="0.0000951410125722052" calcext:value-type="float">
            <text:p>0.000095141</text:p>
          </table:table-cell>
          <table:table-cell office:value-type="float" office:value="0.0028" calcext:value-type="float">
            <text:p>0.0028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118]/[.D118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8]*3.1419*[.H118]" office:value-type="float" office:value="0.0219053268" calcext:value-type="float">
            <text:p>0.0219053268</text:p>
          </table:table-cell>
          <table:table-cell table:style-name="ce2" table:formula="of:=[.G118]*[.H118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18]" office:value-type="float" office:value="588.6" calcext:value-type="float">
            <text:p>588.6</text:p>
          </table:table-cell>
          <table:table-cell table:style-name="ce2" table:formula="of:=[.E118]*[.F118]/[.L118]" office:value-type="float" office:value="0.0000516479782534828" calcext:value-type="float">
            <text:p>0.000051648</text:p>
          </table:table-cell>
          <table:table-cell office:value-type="float" office:value="0.0022" calcext:value-type="float">
            <text:p>0.0022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119]/[.D119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19]*3.1419*[.H119]" office:value-type="float" office:value="0.0219053268" calcext:value-type="float">
            <text:p>0.0219053268</text:p>
          </table:table-cell>
          <table:table-cell table:style-name="ce2" table:formula="of:=[.G119]*[.H119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19]" office:value-type="float" office:value="588.6" calcext:value-type="float">
            <text:p>588.6</text:p>
          </table:table-cell>
          <table:table-cell table:style-name="ce2" table:formula="of:=[.E119]*[.F119]/[.L119]" office:value-type="float" office:value="0.0000326197757390418" calcext:value-type="float">
            <text:p>3.26197757390418E-005</text:p>
          </table:table-cell>
          <table:table-cell office:value-type="float" office:value="0.0021" calcext:value-type="float">
            <text:p>0.0021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120]/[.D120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0]*3.1419*[.H120]" office:value-type="float" office:value="0.0219053268" calcext:value-type="float">
            <text:p>0.0219053268</text:p>
          </table:table-cell>
          <table:table-cell table:style-name="ce2" table:formula="of:=[.G120]*[.H120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20]" office:value-type="float" office:value="588.6" calcext:value-type="float">
            <text:p>588.6</text:p>
          </table:table-cell>
          <table:table-cell table:style-name="ce2" table:formula="of:=[.E120]*[.F120]/[.L120]" office:value-type="float" office:value="0.0000217465171593612" calcext:value-type="float">
            <text:p>2.17465171593612E-005</text:p>
          </table:table-cell>
          <table:table-cell office:value-type="float" office:value="0.0025" calcext:value-type="float">
            <text:p>0.0025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121]/[.D121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1]*3.1419*[.H121]" office:value-type="float" office:value="0.0219053268" calcext:value-type="float">
            <text:p>0.0219053268</text:p>
          </table:table-cell>
          <table:table-cell table:style-name="ce2" table:formula="of:=[.G121]*[.H121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21]" office:value-type="float" office:value="588.6" calcext:value-type="float">
            <text:p>588.6</text:p>
          </table:table-cell>
          <table:table-cell table:style-name="ce2" table:formula="of:=[.E121]*[.F121]/[.L121]" office:value-type="float" office:value="0.0000149507305470608" calcext:value-type="float">
            <text:p>1.49507305470608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22]/[.D122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2]*3.1419*[.H122]" office:value-type="float" office:value="0.0219053268" calcext:value-type="float">
            <text:p>0.0219053268</text:p>
          </table:table-cell>
          <table:table-cell table:style-name="ce2" table:formula="of:=[.G122]*[.H122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22]" office:value-type="float" office:value="588.6" calcext:value-type="float">
            <text:p>588.6</text:p>
          </table:table-cell>
          <table:table-cell table:style-name="ce2" table:formula="of:=[.E122]*[.F122]/[.L122]" office:value-type="float" office:value="0.0000119605844376487" calcext:value-type="float">
            <text:p>1.19605844376487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23]/[.D123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3]*3.1419*[.H123]" office:value-type="float" office:value="0.0219053268" calcext:value-type="float">
            <text:p>0.0219053268</text:p>
          </table:table-cell>
          <table:table-cell table:style-name="ce2" table:formula="of:=[.G123]*[.H123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23]" office:value-type="float" office:value="588.6" calcext:value-type="float">
            <text:p>588.6</text:p>
          </table:table-cell>
          <table:table-cell table:style-name="ce2" table:formula="of:=[.E123]*[.F123]/[.L123]" office:value-type="float" office:value="0.0000100577641862046" calcext:value-type="float">
            <text:p>1.00577641862046E-00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24]/[.D124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4]*3.1419*[.H124]" office:value-type="float" office:value="0.0219053268" calcext:value-type="float">
            <text:p>0.0219053268</text:p>
          </table:table-cell>
          <table:table-cell table:style-name="ce2" table:formula="of:=[.G124]*[.H124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24]" office:value-type="float" office:value="588.6" calcext:value-type="float">
            <text:p>588.6</text:p>
          </table:table-cell>
          <table:table-cell table:style-name="ce2" table:formula="of:=[.E124]*[.F124]/[.L124]" office:value-type="float" office:value="0.00000815494393476045" calcext:value-type="float">
            <text:p>8.15494393476045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25]/[.D125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5]*3.1419*[.H125]" office:value-type="float" office:value="0.0219053268" calcext:value-type="float">
            <text:p>0.0219053268</text:p>
          </table:table-cell>
          <table:table-cell table:style-name="ce2" table:formula="of:=[.G125]*[.H125]" office:value-type="float" office:value="0.006972" calcext:value-type="float">
            <text:p>0.00697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9.81*[.K125]" office:value-type="float" office:value="588.6" calcext:value-type="float">
            <text:p>588.6</text:p>
          </table:table-cell>
          <table:table-cell table:style-name="ce2" table:formula="of:=[.E125]*[.F125]/[.L125]" office:value-type="float" office:value="0.00000706761807679239" calcext:value-type="float">
            <text:p>7.06761807679239E-006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127]/[.D127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58.105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7]*3.1419*[.H127]" office:value-type="float" office:value="0.0219053268" calcext:value-type="float">
            <text:p>0.0219053268</text:p>
          </table:table-cell>
          <table:table-cell table:style-name="ce2" table:formula="of:=[.G127]*[.H127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27]" office:value-type="float" office:value="784.8" calcext:value-type="float">
            <text:p>784.8</text:p>
          </table:table-cell>
          <table:table-cell table:style-name="ce2" table:formula="of:=[.E127]*[.F127]/[.L127]" office:value-type="float" office:value="0.000130479102956167" calcext:value-type="float">
            <text:p>0.0001304791</text:p>
          </table:table-cell>
          <table:table-cell table:style-name="ce2" office:value-type="float" office:value="0.0038" calcext:value-type="float">
            <text:p>0.0038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128]/[.D128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8]*3.1419*[.H128]" office:value-type="float" office:value="0.0219053268" calcext:value-type="float">
            <text:p>0.0219053268</text:p>
          </table:table-cell>
          <table:table-cell table:style-name="ce2" table:formula="of:=[.G128]*[.H128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28]" office:value-type="float" office:value="784.8" calcext:value-type="float">
            <text:p>784.8</text:p>
          </table:table-cell>
          <table:table-cell table:style-name="ce2" table:formula="of:=[.E128]*[.F128]/[.L128]" office:value-type="float" office:value="0.0000713557594291539" calcext:value-type="float">
            <text:p>7.13557594291539E-005</text:p>
          </table:table-cell>
          <table:table-cell office:value-type="float" office:value="0.00275" calcext:value-type="float">
            <text:p>0.00275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129]/[.D129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29]*3.1419*[.H129]" office:value-type="float" office:value="0.0219053268" calcext:value-type="float">
            <text:p>0.0219053268</text:p>
          </table:table-cell>
          <table:table-cell table:style-name="ce2" table:formula="of:=[.G129]*[.H129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29]" office:value-type="float" office:value="784.8" calcext:value-type="float">
            <text:p>784.8</text:p>
          </table:table-cell>
          <table:table-cell table:style-name="ce2" table:formula="of:=[.E129]*[.F129]/[.L129]" office:value-type="float" office:value="0.0000387359836901121" calcext:value-type="float">
            <text:p>0.000038736</text:p>
          </table:table-cell>
          <table:table-cell office:value-type="float" office:value="0.0023" calcext:value-type="float">
            <text:p>0.0023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130]/[.D130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0]*3.1419*[.H130]" office:value-type="float" office:value="0.0219053268" calcext:value-type="float">
            <text:p>0.0219053268</text:p>
          </table:table-cell>
          <table:table-cell table:style-name="ce2" table:formula="of:=[.G130]*[.H130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30]" office:value-type="float" office:value="784.8" calcext:value-type="float">
            <text:p>784.8</text:p>
          </table:table-cell>
          <table:table-cell table:style-name="ce2" table:formula="of:=[.E130]*[.F130]/[.L130]" office:value-type="float" office:value="0.0000244648318042813" calcext:value-type="float">
            <text:p>2.44648318042813E-005</text:p>
          </table:table-cell>
          <table:table-cell office:value-type="float" office:value="0.0026" calcext:value-type="float">
            <text:p>0.0026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131]/[.D131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1]*3.1419*[.H131]" office:value-type="float" office:value="0.0219053268" calcext:value-type="float">
            <text:p>0.0219053268</text:p>
          </table:table-cell>
          <table:table-cell table:style-name="ce2" table:formula="of:=[.G131]*[.H131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31]" office:value-type="float" office:value="784.8" calcext:value-type="float">
            <text:p>784.8</text:p>
          </table:table-cell>
          <table:table-cell table:style-name="ce2" table:formula="of:=[.E131]*[.F131]/[.L131]" office:value-type="float" office:value="0.0000163098878695209" calcext:value-type="float">
            <text:p>1.63098878695209E-005</text:p>
          </table:table-cell>
          <table:table-cell office:value-type="float" office:value="0.0032" calcext:value-type="float">
            <text:p>0.0032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132]/[.D132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2]*3.1419*[.H132]" office:value-type="float" office:value="0.0219053268" calcext:value-type="float">
            <text:p>0.0219053268</text:p>
          </table:table-cell>
          <table:table-cell table:style-name="ce2" table:formula="of:=[.G132]*[.H132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32]" office:value-type="float" office:value="784.8" calcext:value-type="float">
            <text:p>784.8</text:p>
          </table:table-cell>
          <table:table-cell table:style-name="ce2" table:formula="of:=[.E132]*[.F132]/[.L132]" office:value-type="float" office:value="0.0000112130479102956" calcext:value-type="float">
            <text:p>0.000011213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33]/[.D133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3]*3.1419*[.H133]" office:value-type="float" office:value="0.0219053268" calcext:value-type="float">
            <text:p>0.0219053268</text:p>
          </table:table-cell>
          <table:table-cell table:style-name="ce2" table:formula="of:=[.G133]*[.H133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33]" office:value-type="float" office:value="784.8" calcext:value-type="float">
            <text:p>784.8</text:p>
          </table:table-cell>
          <table:table-cell table:style-name="ce2" table:formula="of:=[.E133]*[.F133]/[.L133]" office:value-type="float" office:value="0.00000897043832823649" calcext:value-type="float">
            <text:p>8.97043832823649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34]/[.D134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4]*3.1419*[.H134]" office:value-type="float" office:value="0.0219053268" calcext:value-type="float">
            <text:p>0.0219053268</text:p>
          </table:table-cell>
          <table:table-cell table:style-name="ce2" table:formula="of:=[.G134]*[.H134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34]" office:value-type="float" office:value="784.8" calcext:value-type="float">
            <text:p>784.8</text:p>
          </table:table-cell>
          <table:table-cell table:style-name="ce2" table:formula="of:=[.E134]*[.F134]/[.L134]" office:value-type="float" office:value="0.00000754332313965342" calcext:value-type="float">
            <text:p>7.54332313965342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35]/[.D135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5]*3.1419*[.H135]" office:value-type="float" office:value="0.0219053268" calcext:value-type="float">
            <text:p>0.0219053268</text:p>
          </table:table-cell>
          <table:table-cell table:style-name="ce2" table:formula="of:=[.G135]*[.H135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35]" office:value-type="float" office:value="784.8" calcext:value-type="float">
            <text:p>784.8</text:p>
          </table:table-cell>
          <table:table-cell table:style-name="ce2" table:formula="of:=[.E135]*[.F135]/[.L135]" office:value-type="float" office:value="0.00000611620795107034" calcext:value-type="float">
            <text:p>6.11620795107034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36]/[.D136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6]*3.1419*[.H136]" office:value-type="float" office:value="0.0219053268" calcext:value-type="float">
            <text:p>0.0219053268</text:p>
          </table:table-cell>
          <table:table-cell table:style-name="ce2" table:formula="of:=[.G136]*[.H136]" office:value-type="float" office:value="0.006972" calcext:value-type="float">
            <text:p>0.006972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9.81*[.K136]" office:value-type="float" office:value="784.8" calcext:value-type="float">
            <text:p>784.8</text:p>
          </table:table-cell>
          <table:table-cell table:style-name="ce2" table:formula="of:=[.E136]*[.F136]/[.L136]" office:value-type="float" office:value="0.00000530071355759429" calcext:value-type="float">
            <text:p>5.30071355759429E-006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138]/[.D138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63.021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8]*3.1419*[.H138]" office:value-type="float" office:value="0.0219053268" calcext:value-type="float">
            <text:p>0.0219053268</text:p>
          </table:table-cell>
          <table:table-cell table:style-name="ce2" table:formula="of:=[.G138]*[.H138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38]" office:value-type="float" office:value="981" calcext:value-type="float">
            <text:p>981</text:p>
          </table:table-cell>
          <table:table-cell table:style-name="ce2" table:formula="of:=[.E138]*[.F138]/[.L138]" office:value-type="float" office:value="0.000104383282364934" calcext:value-type="float">
            <text:p>0.0001043833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139]/[.D139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39]*3.1419*[.H139]" office:value-type="float" office:value="0.0219053268" calcext:value-type="float">
            <text:p>0.0219053268</text:p>
          </table:table-cell>
          <table:table-cell table:style-name="ce2" table:formula="of:=[.G139]*[.H139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39]" office:value-type="float" office:value="981" calcext:value-type="float">
            <text:p>981</text:p>
          </table:table-cell>
          <table:table-cell table:style-name="ce2" table:formula="of:=[.E139]*[.F139]/[.L139]" office:value-type="float" office:value="0.0000570846075433231" calcext:value-type="float">
            <text:p>5.70846075433231E-005</text:p>
          </table:table-cell>
          <table:table-cell office:value-type="float" office:value="0.0032" calcext:value-type="float">
            <text:p>0.0032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140]/[.D140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0]*3.1419*[.H140]" office:value-type="float" office:value="0.0219053268" calcext:value-type="float">
            <text:p>0.0219053268</text:p>
          </table:table-cell>
          <table:table-cell table:style-name="ce2" table:formula="of:=[.G140]*[.H140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0]" office:value-type="float" office:value="981" calcext:value-type="float">
            <text:p>981</text:p>
          </table:table-cell>
          <table:table-cell table:style-name="ce2" table:formula="of:=[.E140]*[.F140]/[.L140]" office:value-type="float" office:value="0.0000309887869520897" calcext:value-type="float">
            <text:p>3.09887869520897E-005</text:p>
          </table:table-cell>
          <table:table-cell office:value-type="float" office:value="0.003" calcext:value-type="float">
            <text:p>0.003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141]/[.D141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1]*3.1419*[.H141]" office:value-type="float" office:value="0.0219053268" calcext:value-type="float">
            <text:p>0.0219053268</text:p>
          </table:table-cell>
          <table:table-cell table:style-name="ce2" table:formula="of:=[.G141]*[.H141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1]" office:value-type="float" office:value="981" calcext:value-type="float">
            <text:p>981</text:p>
          </table:table-cell>
          <table:table-cell table:style-name="ce2" table:formula="of:=[.E141]*[.F141]/[.L141]" office:value-type="float" office:value="0.0000195718654434251" calcext:value-type="float">
            <text:p>1.95718654434251E-005</text:p>
          </table:table-cell>
          <table:table-cell office:value-type="float" office:value="0.0034" calcext:value-type="float">
            <text:p>0.0034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142]/[.D142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2]*3.1419*[.H142]" office:value-type="float" office:value="0.0219053268" calcext:value-type="float">
            <text:p>0.0219053268</text:p>
          </table:table-cell>
          <table:table-cell table:style-name="ce2" table:formula="of:=[.G142]*[.H142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2]" office:value-type="float" office:value="981" calcext:value-type="float">
            <text:p>981</text:p>
          </table:table-cell>
          <table:table-cell table:style-name="ce2" table:formula="of:=[.E142]*[.F142]/[.L142]" office:value-type="float" office:value="0.0000130479102956167" calcext:value-type="float">
            <text:p>1.30479102956167E-005</text:p>
          </table:table-cell>
          <table:table-cell office:value-type="float" office:value="0.0042" calcext:value-type="float">
            <text:p>0.0042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143]/[.D143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3]*3.1419*[.H143]" office:value-type="float" office:value="0.0219053268" calcext:value-type="float">
            <text:p>0.0219053268</text:p>
          </table:table-cell>
          <table:table-cell table:style-name="ce2" table:formula="of:=[.G143]*[.H143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3]" office:value-type="float" office:value="981" calcext:value-type="float">
            <text:p>981</text:p>
          </table:table-cell>
          <table:table-cell table:style-name="ce2" table:formula="of:=[.E143]*[.F143]/[.L143]" office:value-type="float" office:value="0.00000897043832823649" calcext:value-type="float">
            <text:p>8.97043832823649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44]/[.D144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4]*3.1419*[.H144]" office:value-type="float" office:value="0.0219053268" calcext:value-type="float">
            <text:p>0.0219053268</text:p>
          </table:table-cell>
          <table:table-cell table:style-name="ce2" table:formula="of:=[.G144]*[.H144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4]" office:value-type="float" office:value="981" calcext:value-type="float">
            <text:p>981</text:p>
          </table:table-cell>
          <table:table-cell table:style-name="ce2" table:formula="of:=[.E144]*[.F144]/[.L144]" office:value-type="float" office:value="0.0000071763506625892" calcext:value-type="float">
            <text:p>7.1763506625892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45]/[.D145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5]*3.1419*[.H145]" office:value-type="float" office:value="0.0219053268" calcext:value-type="float">
            <text:p>0.0219053268</text:p>
          </table:table-cell>
          <table:table-cell table:style-name="ce2" table:formula="of:=[.G145]*[.H145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5]" office:value-type="float" office:value="981" calcext:value-type="float">
            <text:p>981</text:p>
          </table:table-cell>
          <table:table-cell table:style-name="ce2" table:formula="of:=[.E145]*[.F145]/[.L145]" office:value-type="float" office:value="0.00000603465851172273" calcext:value-type="float">
            <text:p>6.03465851172273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46]/[.D146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6]*3.1419*[.H146]" office:value-type="float" office:value="0.0219053268" calcext:value-type="float">
            <text:p>0.0219053268</text:p>
          </table:table-cell>
          <table:table-cell table:style-name="ce2" table:formula="of:=[.G146]*[.H146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6]" office:value-type="float" office:value="981" calcext:value-type="float">
            <text:p>981</text:p>
          </table:table-cell>
          <table:table-cell table:style-name="ce2" table:formula="of:=[.E146]*[.F146]/[.L146]" office:value-type="float" office:value="0.00000489296636085627" calcext:value-type="float">
            <text:p>0.000004893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47]/[.D147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7]*3.1419*[.H147]" office:value-type="float" office:value="0.0219053268" calcext:value-type="float">
            <text:p>0.0219053268</text:p>
          </table:table-cell>
          <table:table-cell table:style-name="ce2" table:formula="of:=[.G147]*[.H147]" office:value-type="float" office:value="0.006972" calcext:value-type="float">
            <text:p>0.0069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9.81*[.K147]" office:value-type="float" office:value="981" calcext:value-type="float">
            <text:p>981</text:p>
          </table:table-cell>
          <table:table-cell table:style-name="ce2" table:formula="of:=[.E147]*[.F147]/[.L147]" office:value-type="float" office:value="0.00000424057084607543" calcext:value-type="float">
            <text:p>4.24057084607543E-006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149]/[.D149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67.937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49]*3.1419*[.H149]" office:value-type="float" office:value="0.0219053268" calcext:value-type="float">
            <text:p>0.0219053268</text:p>
          </table:table-cell>
          <table:table-cell table:style-name="ce2" table:formula="of:=[.G149]*[.H149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49]" office:value-type="float" office:value="1177.2" calcext:value-type="float">
            <text:p>1177.2</text:p>
          </table:table-cell>
          <table:table-cell table:style-name="ce2" table:formula="of:=[.E149]*[.F149]/[.L149]" office:value-type="float" office:value="0.0000869860686374448" calcext:value-type="float">
            <text:p>8.69860686374448E-005</text:p>
          </table:table-cell>
          <table:table-cell table:style-name="ce2" office:value-type="float" office:value="0.0052" calcext:value-type="float">
            <text:p>0.0052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150]/[.D150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0]*3.1419*[.H150]" office:value-type="float" office:value="0.0219053268" calcext:value-type="float">
            <text:p>0.0219053268</text:p>
          </table:table-cell>
          <table:table-cell table:style-name="ce2" table:formula="of:=[.G150]*[.H150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0]" office:value-type="float" office:value="1177.2" calcext:value-type="float">
            <text:p>1177.2</text:p>
          </table:table-cell>
          <table:table-cell table:style-name="ce2" table:formula="of:=[.E150]*[.F150]/[.L150]" office:value-type="float" office:value="0.0000475705062861026" calcext:value-type="float">
            <text:p>4.75705062861026E-005</text:p>
          </table:table-cell>
          <table:table-cell office:value-type="float" office:value="0.0038" calcext:value-type="float">
            <text:p>0.0038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151]/[.D151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1]*3.1419*[.H151]" office:value-type="float" office:value="0.0219053268" calcext:value-type="float">
            <text:p>0.0219053268</text:p>
          </table:table-cell>
          <table:table-cell table:style-name="ce2" table:formula="of:=[.G151]*[.H151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1]" office:value-type="float" office:value="1177.2" calcext:value-type="float">
            <text:p>1177.2</text:p>
          </table:table-cell>
          <table:table-cell table:style-name="ce2" table:formula="of:=[.E151]*[.F151]/[.L151]" office:value-type="float" office:value="0.0000258239891267414" calcext:value-type="float">
            <text:p>0.000025824</text:p>
          </table:table-cell>
          <table:table-cell office:value-type="float" office:value="0.0038" calcext:value-type="float">
            <text:p>0.0038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152]/[.D152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2]*3.1419*[.H152]" office:value-type="float" office:value="0.0219053268" calcext:value-type="float">
            <text:p>0.0219053268</text:p>
          </table:table-cell>
          <table:table-cell table:style-name="ce2" table:formula="of:=[.G152]*[.H152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2]" office:value-type="float" office:value="1177.2" calcext:value-type="float">
            <text:p>1177.2</text:p>
          </table:table-cell>
          <table:table-cell table:style-name="ce2" table:formula="of:=[.E152]*[.F152]/[.L152]" office:value-type="float" office:value="0.0000163098878695209" calcext:value-type="float">
            <text:p>1.63098878695209E-005</text:p>
          </table:table-cell>
          <table:table-cell office:value-type="float" office:value="0.0044" calcext:value-type="float">
            <text:p>0.0044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153]/[.D153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3]*3.1419*[.H153]" office:value-type="float" office:value="0.0219053268" calcext:value-type="float">
            <text:p>0.0219053268</text:p>
          </table:table-cell>
          <table:table-cell table:style-name="ce2" table:formula="of:=[.G153]*[.H153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3]" office:value-type="float" office:value="1177.2" calcext:value-type="float">
            <text:p>1177.2</text:p>
          </table:table-cell>
          <table:table-cell table:style-name="ce2" table:formula="of:=[.E153]*[.F153]/[.L153]" office:value-type="float" office:value="0.0000108732585796806" calcext:value-type="float">
            <text:p>1.08732585796806E-005</text:p>
          </table:table-cell>
          <table:table-cell office:value-type="float" office:value="0.00525" calcext:value-type="float">
            <text:p>0.00525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154]/[.D154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4]*3.1419*[.H154]" office:value-type="float" office:value="0.0219053268" calcext:value-type="float">
            <text:p>0.0219053268</text:p>
          </table:table-cell>
          <table:table-cell table:style-name="ce2" table:formula="of:=[.G154]*[.H154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4]" office:value-type="float" office:value="1177.2" calcext:value-type="float">
            <text:p>1177.2</text:p>
          </table:table-cell>
          <table:table-cell table:style-name="ce2" table:formula="of:=[.E154]*[.F154]/[.L154]" office:value-type="float" office:value="0.00000747536527353041" calcext:value-type="float">
            <text:p>7.47536527353041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55]/[.D155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5]*3.1419*[.H155]" office:value-type="float" office:value="0.0219053268" calcext:value-type="float">
            <text:p>0.0219053268</text:p>
          </table:table-cell>
          <table:table-cell table:style-name="ce2" table:formula="of:=[.G155]*[.H155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5]" office:value-type="float" office:value="1177.2" calcext:value-type="float">
            <text:p>1177.2</text:p>
          </table:table-cell>
          <table:table-cell table:style-name="ce2" table:formula="of:=[.E155]*[.F155]/[.L155]" office:value-type="float" office:value="0.00000598029221882433" calcext:value-type="float">
            <text:p>5.98029221882433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56]/[.D156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6]*3.1419*[.H156]" office:value-type="float" office:value="0.0219053268" calcext:value-type="float">
            <text:p>0.0219053268</text:p>
          </table:table-cell>
          <table:table-cell table:style-name="ce2" table:formula="of:=[.G156]*[.H156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6]" office:value-type="float" office:value="1177.2" calcext:value-type="float">
            <text:p>1177.2</text:p>
          </table:table-cell>
          <table:table-cell table:style-name="ce2" table:formula="of:=[.E156]*[.F156]/[.L156]" office:value-type="float" office:value="0.00000502888209310228" calcext:value-type="float">
            <text:p>5.02888209310228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57]/[.D157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7]*3.1419*[.H157]" office:value-type="float" office:value="0.0219053268" calcext:value-type="float">
            <text:p>0.0219053268</text:p>
          </table:table-cell>
          <table:table-cell table:style-name="ce2" table:formula="of:=[.G157]*[.H157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7]" office:value-type="float" office:value="1177.2" calcext:value-type="float">
            <text:p>1177.2</text:p>
          </table:table-cell>
          <table:table-cell table:style-name="ce2" table:formula="of:=[.E157]*[.F157]/[.L157]" office:value-type="float" office:value="0.00000407747196738023" calcext:value-type="float">
            <text:p>4.07747196738023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58]/[.D158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58]*3.1419*[.H158]" office:value-type="float" office:value="0.0219053268" calcext:value-type="float">
            <text:p>0.0219053268</text:p>
          </table:table-cell>
          <table:table-cell table:style-name="ce2" table:formula="of:=[.G158]*[.H158]" office:value-type="float" office:value="0.006972" calcext:value-type="float">
            <text:p>0.00697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9.81*[.K158]" office:value-type="float" office:value="1177.2" calcext:value-type="float">
            <text:p>1177.2</text:p>
          </table:table-cell>
          <table:table-cell table:style-name="ce2" table:formula="of:=[.E158]*[.F158]/[.L158]" office:value-type="float" office:value="0.00000353380903839619" calcext:value-type="float">
            <text:p>3.53380903839619E-006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160]/[.D160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72.853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0]*3.1419*[.H160]" office:value-type="float" office:value="0.0219053268" calcext:value-type="float">
            <text:p>0.0219053268</text:p>
          </table:table-cell>
          <table:table-cell table:style-name="ce2" table:formula="of:=[.G160]*[.H160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0]" office:value-type="float" office:value="1373.4" calcext:value-type="float">
            <text:p>1373.4</text:p>
          </table:table-cell>
          <table:table-cell table:style-name="ce2" table:formula="of:=[.E160]*[.F160]/[.L160]" office:value-type="float" office:value="0.0000745594874035241" calcext:value-type="float">
            <text:p>7.45594874035241E-005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161]/[.D161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1]*3.1419*[.H161]" office:value-type="float" office:value="0.0219053268" calcext:value-type="float">
            <text:p>0.0219053268</text:p>
          </table:table-cell>
          <table:table-cell table:style-name="ce2" table:formula="of:=[.G161]*[.H161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1]" office:value-type="float" office:value="1373.4" calcext:value-type="float">
            <text:p>1373.4</text:p>
          </table:table-cell>
          <table:table-cell table:style-name="ce2" table:formula="of:=[.E161]*[.F161]/[.L161]" office:value-type="float" office:value="0.0000407747196738023" calcext:value-type="float">
            <text:p>4.07747196738023E-005</text:p>
          </table:table-cell>
          <table:table-cell office:value-type="float" office:value="0.0045" calcext:value-type="float">
            <text:p>0.0045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162]/[.D162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2]*3.1419*[.H162]" office:value-type="float" office:value="0.0219053268" calcext:value-type="float">
            <text:p>0.0219053268</text:p>
          </table:table-cell>
          <table:table-cell table:style-name="ce2" table:formula="of:=[.G162]*[.H162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2]" office:value-type="float" office:value="1373.4" calcext:value-type="float">
            <text:p>1373.4</text:p>
          </table:table-cell>
          <table:table-cell table:style-name="ce2" table:formula="of:=[.E162]*[.F162]/[.L162]" office:value-type="float" office:value="0.0000221348478229212" calcext:value-type="float">
            <text:p>2.21348478229212E-005</text:p>
          </table:table-cell>
          <table:table-cell office:value-type="float" office:value="0.0046" calcext:value-type="float">
            <text:p>0.0046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163]/[.D163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3]*3.1419*[.H163]" office:value-type="float" office:value="0.0219053268" calcext:value-type="float">
            <text:p>0.0219053268</text:p>
          </table:table-cell>
          <table:table-cell table:style-name="ce2" table:formula="of:=[.G163]*[.H163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3]" office:value-type="float" office:value="1373.4" calcext:value-type="float">
            <text:p>1373.4</text:p>
          </table:table-cell>
          <table:table-cell table:style-name="ce2" table:formula="of:=[.E163]*[.F163]/[.L163]" office:value-type="float" office:value="0.0000139799038881608" calcext:value-type="float">
            <text:p>1.39799038881608E-005</text:p>
          </table:table-cell>
          <table:table-cell office:value-type="float" office:value="0.0055" calcext:value-type="float">
            <text:p>0.0055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164]/[.D164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4]*3.1419*[.H164]" office:value-type="float" office:value="0.0219053268" calcext:value-type="float">
            <text:p>0.0219053268</text:p>
          </table:table-cell>
          <table:table-cell table:style-name="ce2" table:formula="of:=[.G164]*[.H164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4]" office:value-type="float" office:value="1373.4" calcext:value-type="float">
            <text:p>1373.4</text:p>
          </table:table-cell>
          <table:table-cell table:style-name="ce2" table:formula="of:=[.E164]*[.F164]/[.L164]" office:value-type="float" office:value="0.00000931993592544051" calcext:value-type="float">
            <text:p>9.31993592544051E-006</text:p>
          </table:table-cell>
          <table:table-cell office:value-type="float" office:value="0.0065" calcext:value-type="float">
            <text:p>0.0065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165]/[.D165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5]*3.1419*[.H165]" office:value-type="float" office:value="0.0219053268" calcext:value-type="float">
            <text:p>0.0219053268</text:p>
          </table:table-cell>
          <table:table-cell table:style-name="ce2" table:formula="of:=[.G165]*[.H165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5]" office:value-type="float" office:value="1373.4" calcext:value-type="float">
            <text:p>1373.4</text:p>
          </table:table-cell>
          <table:table-cell table:style-name="ce2" table:formula="of:=[.E165]*[.F165]/[.L165]" office:value-type="float" office:value="0.00000640745594874035" calcext:value-type="float">
            <text:p>6.40745594874035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66]/[.D166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6]*3.1419*[.H166]" office:value-type="float" office:value="0.0219053268" calcext:value-type="float">
            <text:p>0.0219053268</text:p>
          </table:table-cell>
          <table:table-cell table:style-name="ce2" table:formula="of:=[.G166]*[.H166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6]" office:value-type="float" office:value="1373.4" calcext:value-type="float">
            <text:p>1373.4</text:p>
          </table:table-cell>
          <table:table-cell table:style-name="ce2" table:formula="of:=[.E166]*[.F166]/[.L166]" office:value-type="float" office:value="0.00000512596475899228" calcext:value-type="float">
            <text:p>0.00000512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67]/[.D167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7]*3.1419*[.H167]" office:value-type="float" office:value="0.0219053268" calcext:value-type="float">
            <text:p>0.0219053268</text:p>
          </table:table-cell>
          <table:table-cell table:style-name="ce2" table:formula="of:=[.G167]*[.H167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7]" office:value-type="float" office:value="1373.4" calcext:value-type="float">
            <text:p>1373.4</text:p>
          </table:table-cell>
          <table:table-cell table:style-name="ce2" table:formula="of:=[.E167]*[.F167]/[.L167]" office:value-type="float" office:value="0.00000431047036551624" calcext:value-type="float">
            <text:p>4.31047036551624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68]/[.D168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8]*3.1419*[.H168]" office:value-type="float" office:value="0.0219053268" calcext:value-type="float">
            <text:p>0.0219053268</text:p>
          </table:table-cell>
          <table:table-cell table:style-name="ce2" table:formula="of:=[.G168]*[.H168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8]" office:value-type="float" office:value="1373.4" calcext:value-type="float">
            <text:p>1373.4</text:p>
          </table:table-cell>
          <table:table-cell table:style-name="ce2" table:formula="of:=[.E168]*[.F168]/[.L168]" office:value-type="float" office:value="0.00000349497597204019" calcext:value-type="float">
            <text:p>0.000003495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69]/[.D169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69]*3.1419*[.H169]" office:value-type="float" office:value="0.0219053268" calcext:value-type="float">
            <text:p>0.0219053268</text:p>
          </table:table-cell>
          <table:table-cell table:style-name="ce2" table:formula="of:=[.G169]*[.H169]" office:value-type="float" office:value="0.006972" calcext:value-type="float">
            <text:p>0.00697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9.81*[.K169]" office:value-type="float" office:value="1373.4" calcext:value-type="float">
            <text:p>1373.4</text:p>
          </table:table-cell>
          <table:table-cell table:style-name="ce2" table:formula="of:=[.E169]*[.F169]/[.L169]" office:value-type="float" office:value="0.00000302897917576817" calcext:value-type="float">
            <text:p>0.000003029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E171]/[.D171]" office:value-type="float" office:value="0.0000700985761226725" calcext:value-type="float">
            <text:p>7.0098576122672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9.276cm" svg:y="77.769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1]*3.1419*[.H171]" office:value-type="float" office:value="0.0219053268" calcext:value-type="float">
            <text:p>0.0219053268</text:p>
          </table:table-cell>
          <table:table-cell table:style-name="ce2" table:formula="of:=[.G171]*[.H171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1]" office:value-type="float" office:value="1569.6" calcext:value-type="float">
            <text:p>1569.6</text:p>
          </table:table-cell>
          <table:table-cell table:style-name="ce2" table:formula="of:=[.E171]*[.F171]/[.L171]" office:value-type="float" office:value="0.0000652395514780836" calcext:value-type="float">
            <text:p>6.52395514780836E-005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table:number-columns-repeated="1004"/>
          <table:table-cell table:number-columns-repeated="2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table:style-name="ce2" table:formula="of:=[.E172]/[.D172]" office:value-type="float" office:value="0.0000388026607538803" calcext:value-type="float">
            <text:p>3.88026607538803E-005</text:p>
          </table:table-cell>
          <table:table-cell office:value-type="float" office:value="902" calcext:value-type="float">
            <text:p>902</text:p>
          </table:table-cell>
          <table:table-cell office:value-type="float" office:value="0.035" calcext:value-type="float">
            <text:p>0.03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2]*3.1419*[.H172]" office:value-type="float" office:value="0.0219053268" calcext:value-type="float">
            <text:p>0.0219053268</text:p>
          </table:table-cell>
          <table:table-cell table:style-name="ce2" table:formula="of:=[.G172]*[.H172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2]" office:value-type="float" office:value="1569.6" calcext:value-type="float">
            <text:p>1569.6</text:p>
          </table:table-cell>
          <table:table-cell table:style-name="ce2" table:formula="of:=[.E172]*[.F172]/[.L172]" office:value-type="float" office:value="0.000035677879714577" calcext:value-type="float">
            <text:p>3.5677879714577E-005</text:p>
          </table:table-cell>
          <table:table-cell office:value-type="float" office:value="0.0054" calcext:value-type="float">
            <text:p>0.0054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table:style-name="ce2" table:formula="of:=[.E173]/[.D173]" office:value-type="float" office:value="0.0000213483146067416" calcext:value-type="float">
            <text:p>2.13483146067416E-005</text:p>
          </table:table-cell>
          <table:table-cell office:value-type="float" office:value="890" calcext:value-type="float">
            <text:p>890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3]*3.1419*[.H173]" office:value-type="float" office:value="0.0219053268" calcext:value-type="float">
            <text:p>0.0219053268</text:p>
          </table:table-cell>
          <table:table-cell table:style-name="ce2" table:formula="of:=[.G173]*[.H173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3]" office:value-type="float" office:value="1569.6" calcext:value-type="float">
            <text:p>1569.6</text:p>
          </table:table-cell>
          <table:table-cell table:style-name="ce2" table:formula="of:=[.E173]*[.F173]/[.L173]" office:value-type="float" office:value="0.0000193679918450561" calcext:value-type="float">
            <text:p>0.000019368</text:p>
          </table:table-cell>
          <table:table-cell office:value-type="float" office:value="0.0056" calcext:value-type="float">
            <text:p>0.0056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table:style-name="ce2" table:formula="of:=[.E174]/[.D174]" office:value-type="float" office:value="0.0000136674259681093" calcext:value-type="float">
            <text:p>1.36674259681093E-005</text:p>
          </table:table-cell>
          <table:table-cell office:value-type="float" office:value="878" calcext:value-type="float">
            <text:p>878</text:p>
          </table:table-cell>
          <table:table-cell office:value-type="float" office:value="0.012" calcext:value-type="float">
            <text:p>0.0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4]*3.1419*[.H174]" office:value-type="float" office:value="0.0219053268" calcext:value-type="float">
            <text:p>0.0219053268</text:p>
          </table:table-cell>
          <table:table-cell table:style-name="ce2" table:formula="of:=[.G174]*[.H174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4]" office:value-type="float" office:value="1569.6" calcext:value-type="float">
            <text:p>1569.6</text:p>
          </table:table-cell>
          <table:table-cell table:style-name="ce2" table:formula="of:=[.E174]*[.F174]/[.L174]" office:value-type="float" office:value="0.0000122324159021407" calcext:value-type="float">
            <text:p>1.22324159021407E-005</text:p>
          </table:table-cell>
          <table:table-cell office:value-type="float" office:value="0.0065" calcext:value-type="float">
            <text:p>0.0065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table:style-name="ce2" table:formula="of:=[.E175]/[.D175]" office:value-type="float" office:value="0.00000922722029988466" calcext:value-type="float">
            <text:p>9.22722029988466E-006</text:p>
          </table:table-cell>
          <table:table-cell office:value-type="float" office:value="867" calcext:value-type="float">
            <text:p>867</text:p>
          </table:table-cell>
          <table:table-cell office:value-type="float" office:value="0.008" calcext:value-type="float">
            <text:p>0.00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5]*3.1419*[.H175]" office:value-type="float" office:value="0.0219053268" calcext:value-type="float">
            <text:p>0.0219053268</text:p>
          </table:table-cell>
          <table:table-cell table:style-name="ce2" table:formula="of:=[.G175]*[.H175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5]" office:value-type="float" office:value="1569.6" calcext:value-type="float">
            <text:p>1569.6</text:p>
          </table:table-cell>
          <table:table-cell table:style-name="ce2" table:formula="of:=[.E175]*[.F175]/[.L175]" office:value-type="float" office:value="0.00000815494393476045" calcext:value-type="float">
            <text:p>8.15494393476045E-006</text:p>
          </table:table-cell>
          <table:table-cell office:value-type="float" office:value="0.0076" calcext:value-type="float">
            <text:p>0.0076</text:p>
          </table:table-cell>
          <table:table-cell table:number-columns-repeated="1006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table:style-name="ce2" table:formula="of:=[.E176]/[.D176]" office:value-type="float" office:value="0.00000644028103044497" calcext:value-type="float">
            <text:p>6.44028103044497E-006</text:p>
          </table:table-cell>
          <table:table-cell office:value-type="float" office:value="854" calcext:value-type="float">
            <text:p>854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6]*3.1419*[.H176]" office:value-type="float" office:value="0.0219053268" calcext:value-type="float">
            <text:p>0.0219053268</text:p>
          </table:table-cell>
          <table:table-cell table:style-name="ce2" table:formula="of:=[.G176]*[.H176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6]" office:value-type="float" office:value="1569.6" calcext:value-type="float">
            <text:p>1569.6</text:p>
          </table:table-cell>
          <table:table-cell table:style-name="ce2" table:formula="of:=[.E176]*[.F176]/[.L176]" office:value-type="float" office:value="0.00000560652395514781" calcext:value-type="float">
            <text:p>5.60652395514781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40" calcext:value-type="float">
            <text:p>140</text:p>
          </table:table-cell>
          <table:table-cell table:style-name="ce2" table:formula="of:=[.E177]/[.D177]" office:value-type="float" office:value="0.00000522565320665083" calcext:value-type="float">
            <text:p>5.22565320665083E-006</text:p>
          </table:table-cell>
          <table:table-cell office:value-type="float" office:value="842" calcext:value-type="float">
            <text:p>842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7]*3.1419*[.H177]" office:value-type="float" office:value="0.0219053268" calcext:value-type="float">
            <text:p>0.0219053268</text:p>
          </table:table-cell>
          <table:table-cell table:style-name="ce2" table:formula="of:=[.G177]*[.H177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7]" office:value-type="float" office:value="1569.6" calcext:value-type="float">
            <text:p>1569.6</text:p>
          </table:table-cell>
          <table:table-cell table:style-name="ce2" table:formula="of:=[.E177]*[.F177]/[.L177]" office:value-type="float" office:value="0.00000448521916411825" calcext:value-type="float">
            <text:p>4.48521916411825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60" calcext:value-type="float">
            <text:p>160</text:p>
          </table:table-cell>
          <table:table-cell table:style-name="ce2" table:formula="of:=[.E178]/[.D178]" office:value-type="float" office:value="0.00000446320868516285" calcext:value-type="float">
            <text:p>4.46320868516285E-006</text:p>
          </table:table-cell>
          <table:table-cell office:value-type="float" office:value="829" calcext:value-type="float">
            <text:p>829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8]*3.1419*[.H178]" office:value-type="float" office:value="0.0219053268" calcext:value-type="float">
            <text:p>0.0219053268</text:p>
          </table:table-cell>
          <table:table-cell table:style-name="ce2" table:formula="of:=[.G178]*[.H178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8]" office:value-type="float" office:value="1569.6" calcext:value-type="float">
            <text:p>1569.6</text:p>
          </table:table-cell>
          <table:table-cell table:style-name="ce2" table:formula="of:=[.E178]*[.F178]/[.L178]" office:value-type="float" office:value="0.00000377166156982671" calcext:value-type="float">
            <text:p>3.77166156982671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80" calcext:value-type="float">
            <text:p>180</text:p>
          </table:table-cell>
          <table:table-cell table:style-name="ce2" table:formula="of:=[.E179]/[.D179]" office:value-type="float" office:value="0.00000367197062423501" calcext:value-type="float">
            <text:p>0.000003672</text:p>
          </table:table-cell>
          <table:table-cell office:value-type="float" office:value="817" calcext:value-type="float">
            <text:p>817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79]*3.1419*[.H179]" office:value-type="float" office:value="0.0219053268" calcext:value-type="float">
            <text:p>0.0219053268</text:p>
          </table:table-cell>
          <table:table-cell table:style-name="ce2" table:formula="of:=[.G179]*[.H179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79]" office:value-type="float" office:value="1569.6" calcext:value-type="float">
            <text:p>1569.6</text:p>
          </table:table-cell>
          <table:table-cell table:style-name="ce2" table:formula="of:=[.E179]*[.F179]/[.L179]" office:value-type="float" office:value="0.00000305810397553517" calcext:value-type="float">
            <text:p>3.05810397553517E-006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table:style-name="ce2" table:formula="of:=[.E180]/[.D180]" office:value-type="float" office:value="0.00000322180916976456" calcext:value-type="float">
            <text:p>3.22180916976456E-006</text:p>
          </table:table-cell>
          <table:table-cell office:value-type="float" office:value="807" calcext:value-type="float">
            <text:p>807</text:p>
          </table:table-cell>
          <table:table-cell office:value-type="float" office:value="0.0026" calcext:value-type="float">
            <text:p>0.00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G180]*3.1419*[.H180]" office:value-type="float" office:value="0.0219053268" calcext:value-type="float">
            <text:p>0.0219053268</text:p>
          </table:table-cell>
          <table:table-cell table:style-name="ce2" table:formula="of:=[.G180]*[.H180]" office:value-type="float" office:value="0.006972" calcext:value-type="float">
            <text:p>0.0069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9.81*[.K180]" office:value-type="float" office:value="1569.6" calcext:value-type="float">
            <text:p>1569.6</text:p>
          </table:table-cell>
          <table:table-cell table:style-name="ce2" table:formula="of:=[.E180]*[.F180]/[.L180]" office:value-type="float" office:value="0.00000265035677879715" calcext:value-type="float">
            <text:p>2.65035677879715E-006</text:p>
          </table:table-cell>
          <table:table-cell table:number-columns-repeated="1007"/>
        </table:table-row>
        <table:table-row table:style-name="ro4" table:number-rows-repeated="1048395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Fig. 5" table:style-name="ta1">
        <table:shapes>
          <draw:frame draw:z-index="0" draw:style-name="gr1" draw:text-style-name="P1" svg:width="29.094cm" svg:height="18.022cm" svg:x="7.051cm" svg:y="13.26cm">
            <draw:object draw:notify-on-update-of-ranges="'Fig. 5'.O5:'Fig. 5'.O27 'Fig. 5'.P2:'Fig. 5'.P4 'Fig. 5'.P5:'Fig. 5'.P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row table:style-name="ro4">
          <table:table-cell table:number-columns-repeated="16"/>
        </table:table-row>
        <table:table-row table:style-name="ro8">
          <table:table-cell office:value-type="string" calcext:value-type="string">
            <text:p>Serie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Kinematic visco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ynamic Viscosity</text:p>
          </table:table-cell>
          <table:table-cell table:style-name="ce2" office:value-type="string" calcext:value-type="string">
            <text:p>Sliding speed</text:p>
          </table:table-cell>
          <table:table-cell table:style-name="ce2" office:value-type="string" calcext:value-type="string">
            <text:p>Rotation speed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liding area</text:p>
          </table:table-cell>
          <table:table-cell table:style-name="ce2" office:value-type="string" calcext:value-type="string">
            <text:p>Projected area</text:p>
          </table:table-cell>
          <table:table-cell table:number-columns-repeated="2" table:style-name="ce2" office:value-type="string" calcext:value-type="string">
            <text:p>Projected pressure</text:p>
          </table:table-cell>
          <table:table-cell table:style-name="ce2" office:value-type="string" calcext:value-type="string">
            <text:p>Hersey number</text:p>
          </table:table-cell>
          <table:table-cell table:style-name="ce2" office:value-type="string" calcext:value-type="string">
            <text:p>Friction coeff. μ fig. 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°C</text:p>
          </table:table-cell>
          <table:table-cell office:value-type="string" calcext:value-type="string">
            <text:p>m2/s</text:p>
          </table:table-cell>
          <table:table-cell office:value-type="string" calcext:value-type="string">
            <text:p>kg / m3</text:p>
          </table:table-cell>
          <table:table-cell office:value-type="string" calcext:value-type="string">
            <text:p>Pa s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1 / 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m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kgf/cm2</text:p>
          </table:table-cell>
          <table:table-cell table:number-columns-repeated="2"/>
        </table:table-row>
        <table:table-row table:style-name="ro4">
          <table:table-cell table:number-columns-repeated="16"/>
        </table:table-row>
        <table:table-row table:style-name="ro5">
          <table:table-cell office:value-type="string" calcext:value-type="string">
            <text:p>Martens</text:p>
          </table:table-cell>
          <table:table-cell table:style-name="ce2" office:value-type="string" calcext:value-type="string">
            <text:p>Rüböl Nr. I. 10.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table:formula="of:=[.F5]/[.E5]" office:value-type="float" office:value="0.0000699453551912568" calcext:value-type="float">
            <text:p>6.99453551912568E-005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0.064" calcext:value-type="float">
            <office:annotation draw:style-name="gr3" draw:text-style-name="P2" svg:width="2.899cm" svg:height="3.361cm" svg:x="13.848cm" svg:y="0.621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5]*3.1419*[.J5]" office:value-type="float" office:value="0.0219053268" calcext:value-type="float">
            <text:p>0.0219053268</text:p>
          </table:table-cell>
          <table:table-cell table:style-name="ce2" table:formula="of:=[.I5]*[.J5]" office:value-type="float" office:value="0.006972" calcext:value-type="float">
            <text:p>0.006972</text:p>
          </table:table-cell>
          <table:table-cell table:style-name="ce2" table:formula="of:=9.81*[.N5]" office:value-type="float" office:value="98.1" calcext:value-type="float">
            <text:p>98.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]*[.H5]/[.M5]" office:value-type="float" office:value="0.00108297655453619" calcext:value-type="float">
            <text:p>0.0010829766</text:p>
          </table:table-cell>
          <table:table-cell table:style-name="ce2" office:value-type="float" office:value="0.00732" calcext:value-type="float">
            <text:p>0.00732</text:p>
          </table:table-cell>
        </table:table-row>
        <table:table-row table:style-name="ro5">
          <table:table-cell office:value-type="string" calcext:value-type="string">
            <text:p>dito</text:p>
          </table:table-cell>
          <table:table-cell table:style-name="ce2" office:value-type="string" calcext:value-type="string">
            <text:p>dito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table:formula="of:=[.F6]/[.E6]" office:value-type="float" office:value="0.0000667396061269147" calcext:value-type="float">
            <text:p>6.67396061269147E-005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6]*3.1419*[.J6]" office:value-type="float" office:value="0.0219053268" calcext:value-type="float">
            <text:p>0.0219053268</text:p>
          </table:table-cell>
          <table:table-cell table:style-name="ce2" table:formula="of:=[.I6]*[.J6]" office:value-type="float" office:value="0.006972" calcext:value-type="float">
            <text:p>0.006972</text:p>
          </table:table-cell>
          <table:table-cell table:style-name="ce2" table:formula="of:=9.81*[.N6]" office:value-type="float" office:value="245.25" calcext:value-type="float">
            <text:p>245.2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6]*[.H6]/[.M6]" office:value-type="float" office:value="0.000412884811416922" calcext:value-type="float">
            <text:p>0.0004128848</text:p>
          </table:table-cell>
          <table:table-cell table:style-name="ce2" office:value-type="float" office:value="0.00562" calcext:value-type="float">
            <text:p>0.00562</text:p>
          </table:table-cell>
        </table:table-row>
        <table:table-row table:style-name="ro5">
          <table:table-cell table:number-columns-repeated="2" office:value-type="string" calcext:value-type="string">
            <text:p>dito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7]/[.E7]" office:value-type="float" office:value="0.0000635964912280702" calcext:value-type="float">
            <text:p>6.35964912280702E-005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7]*3.1419*[.J7]" office:value-type="float" office:value="0.0219053268" calcext:value-type="float">
            <text:p>0.0219053268</text:p>
          </table:table-cell>
          <table:table-cell table:style-name="ce2" table:formula="of:=[.I7]*[.J7]" office:value-type="float" office:value="0.006972" calcext:value-type="float">
            <text:p>0.006972</text:p>
          </table:table-cell>
          <table:table-cell table:style-name="ce2" table:formula="of:=9.81*[.N7]" office:value-type="float" office:value="392.4" calcext:value-type="float">
            <text:p>392.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F7]*[.H7]/[.M7]" office:value-type="float" office:value="0.000245361875637105" calcext:value-type="float">
            <text:p>0.0002453619</text:p>
          </table:table-cell>
          <table:table-cell office:value-type="float" office:value="0.00447" calcext:value-type="float">
            <text:p>0.00447</text:p>
          </table:table-cell>
        </table:table-row>
        <table:table-row table:style-name="ro5">
          <table:table-cell table:number-columns-repeated="2" office:value-type="string" calcext:value-type="string">
            <text:p>dito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table:formula="of:=[.F8]/[.E8]" office:value-type="float" office:value="0.0000614709110867179" calcext:value-type="float">
            <text:p>6.14709110867179E-00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0.056" calcext:value-type="float">
            <text:p>0.056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8]*3.1419*[.J8]" office:value-type="float" office:value="0.0219053268" calcext:value-type="float">
            <text:p>0.0219053268</text:p>
          </table:table-cell>
          <table:table-cell table:style-name="ce2" table:formula="of:=[.I8]*[.J8]" office:value-type="float" office:value="0.006972" calcext:value-type="float">
            <text:p>0.006972</text:p>
          </table:table-cell>
          <table:table-cell table:style-name="ce2" table:formula="of:=9.81*[.N8]" office:value-type="float" office:value="519.93" calcext:value-type="float">
            <text:p>519.9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8]*[.H8]/[.M8]" office:value-type="float" office:value="0.000178793299097956" calcext:value-type="float">
            <text:p>0.0001787933</text:p>
          </table:table-cell>
          <table:table-cell office:value-type="float" office:value="0.00413" calcext:value-type="float">
            <text:p>0.00413</text:p>
          </table:table-cell>
        </table:table-row>
        <table:table-row table:style-name="ro5">
          <table:table-cell table:number-columns-repeated="2" office:value-type="string" calcext:value-type="string">
            <text:p>dito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table:formula="of:=[.F9]/[.E9]" office:value-type="float" office:value="0.0000593406593406593" calcext:value-type="float">
            <text:p>5.93406593406593E-005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9]*3.1419*[.J9]" office:value-type="float" office:value="0.0219053268" calcext:value-type="float">
            <text:p>0.0219053268</text:p>
          </table:table-cell>
          <table:table-cell table:style-name="ce2" table:formula="of:=[.I9]*[.J9]" office:value-type="float" office:value="0.006972" calcext:value-type="float">
            <text:p>0.006972</text:p>
          </table:table-cell>
          <table:table-cell table:style-name="ce2" table:formula="of:=9.81*[.N9]" office:value-type="float" office:value="647.46" calcext:value-type="float">
            <text:p>647.46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F9]*[.H9]/[.M9]" office:value-type="float" office:value="0.000138448707256047" calcext:value-type="float">
            <text:p>0.0001384487</text:p>
          </table:table-cell>
          <table:table-cell office:value-type="float" office:value="0.00408" calcext:value-type="float">
            <text:p>0.00408</text:p>
          </table:table-cell>
        </table:table-row>
        <table:table-row table:style-name="ro5">
          <table:table-cell table:number-columns-repeated="2" office:value-type="string" calcext:value-type="string">
            <text:p>dito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table:formula="of:=[.F10]/[.E10]" office:value-type="float" office:value="0.0000572057205720572" calcext:value-type="float">
            <text:p>5.72057205720572E-005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0]*3.1419*[.J10]" office:value-type="float" office:value="0.0219053268" calcext:value-type="float">
            <text:p>0.0219053268</text:p>
          </table:table-cell>
          <table:table-cell table:style-name="ce2" table:formula="of:=[.I10]*[.J10]" office:value-type="float" office:value="0.006972" calcext:value-type="float">
            <text:p>0.006972</text:p>
          </table:table-cell>
          <table:table-cell table:style-name="ce2" table:formula="of:=9.81*[.N10]" office:value-type="float" office:value="784.8" calcext:value-type="float">
            <text:p>784.8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F10]*[.H10]/[.M10]" office:value-type="float" office:value="0.000109989806320082" calcext:value-type="float">
            <text:p>0.0001099898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5">
          <table:table-cell table:number-columns-repeated="2" office:value-type="string" calcext:value-type="string">
            <text:p>dito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table:formula="of:=[.F11]/[.E11]" office:value-type="float" office:value="0.0000550660792951542" calcext:value-type="float">
            <text:p>5.50660792951542E-005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1]*3.1419*[.J11]" office:value-type="float" office:value="0.0219053268" calcext:value-type="float">
            <text:p>0.0219053268</text:p>
          </table:table-cell>
          <table:table-cell table:style-name="ce2" table:formula="of:=[.I11]*[.J11]" office:value-type="float" office:value="0.006972" calcext:value-type="float">
            <text:p>0.006972</text:p>
          </table:table-cell>
          <table:table-cell table:style-name="ce2" table:formula="of:=9.81*[.N11]" office:value-type="float" office:value="912.33" calcext:value-type="float">
            <text:p>912.33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[.F11]*[.H11]/[.M11]" office:value-type="float" office:value="0.000090975853035634" calcext:value-type="float">
            <text:p>9.0975853035634E-005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5">
          <table:table-cell table:number-columns-repeated="2" office:value-type="string" calcext:value-type="string">
            <text:p>dito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table:formula="of:=[.F12]/[.E12]" office:value-type="float" office:value="0.0000529217199558986" calcext:value-type="float">
            <text:p>5.29217199558986E-005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2]*3.1419*[.J12]" office:value-type="float" office:value="0.0219053268" calcext:value-type="float">
            <text:p>0.0219053268</text:p>
          </table:table-cell>
          <table:table-cell table:style-name="ce2" table:formula="of:=[.I12]*[.J12]" office:value-type="float" office:value="0.006972" calcext:value-type="float">
            <text:p>0.006972</text:p>
          </table:table-cell>
          <table:table-cell table:style-name="ce2" table:formula="of:=9.81*[.N12]" office:value-type="float" office:value="1039.86" calcext:value-type="float">
            <text:p>1039.86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[.F12]*[.H12]/[.M12]" office:value-type="float" office:value="0.0000766256996134095" calcext:value-type="float">
            <text:p>7.66256996134095E-005</text:p>
          </table:table-cell>
          <table:table-cell office:value-type="float" office:value="0.00595" calcext:value-type="float">
            <text:p>0.00595</text:p>
          </table:table-cell>
        </table:table-row>
        <table:table-row table:style-name="ro5">
          <table:table-cell table:number-columns-repeated="2" office:value-type="string" calcext:value-type="string">
            <text:p>dito</text:p>
          </table:table-cell>
          <table:table-cell table:style-name="ce2" office:value-type="float" office:value="34.3" calcext:value-type="float">
            <text:p>34.3</text:p>
          </table:table-cell>
          <table:table-cell table:style-name="ce2" table:formula="of:=[.F13]/[.E13]" office:value-type="float" office:value="0.0000486187845303867" calcext:value-type="float">
            <text:p>4.86187845303867E-005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/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3]*3.1419*[.J13]" office:value-type="float" office:value="0.0219053268" calcext:value-type="float">
            <text:p>0.0219053268</text:p>
          </table:table-cell>
          <table:table-cell table:style-name="ce2" table:formula="of:=[.I13]*[.J13]" office:value-type="float" office:value="0.006972" calcext:value-type="float">
            <text:p>0.006972</text:p>
          </table:table-cell>
          <table:table-cell table:style-name="ce2" table:formula="of:=9.81*[.N13]" office:value-type="float" office:value="1167.39" calcext:value-type="float">
            <text:p>1167.39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[.F13]*[.H13]/[.M13]" office:value-type="float" office:value="0.0000625669227935823" calcext:value-type="float">
            <text:p>6.25669227935823E-005</text:p>
          </table:table-cell>
          <table:table-cell office:value-type="float" office:value="0.00676" calcext:value-type="float">
            <text:p>0.00676</text:p>
          </table:table-cell>
        </table:table-row>
        <table:table-row table:style-name="ro4">
          <table:table-cell table:number-columns-repeated="8"/>
          <table:table-cell table:style-name="ce2"/>
          <table:table-cell table:number-columns-repeated="7"/>
        </table:table-row>
        <table:table-row table:style-name="ro5">
          <table:table-cell table:number-columns-repeated="2"/>
          <table:table-cell table:style-name="ce2" office:value-type="float" office:value="22.7" calcext:value-type="float">
            <text:p>22.7</text:p>
          </table:table-cell>
          <table:table-cell table:style-name="ce2" table:formula="of:=[.F15]/[.E15]" office:value-type="float" office:value="0.0000657174151150055" calcext:value-type="float">
            <text:p>6.57174151150055E-005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0.06" calcext:value-type="float">
            <office:annotation draw:style-name="gr3" draw:text-style-name="P2" svg:width="2.899cm" svg:height="3.361cm" svg:x="13.848cm" svg:y="5.065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5]*3.1419*[.J15]" office:value-type="float" office:value="0.0219053268" calcext:value-type="float">
            <text:p>0.0219053268</text:p>
          </table:table-cell>
          <table:table-cell table:style-name="ce2" table:formula="of:=[.I15]*[.J15]" office:value-type="float" office:value="0.006972" calcext:value-type="float">
            <text:p>0.006972</text:p>
          </table:table-cell>
          <table:table-cell table:style-name="ce2" table:formula="of:=9.81*[.N15]" office:value-type="float" office:value="98.1" calcext:value-type="float">
            <text:p>98.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5]*[.H15]/[.M15]" office:value-type="float" office:value="0.00203669724770642" calcext:value-type="float">
            <text:p>0.0020366972</text:p>
          </table:table-cell>
          <table:table-cell table:style-name="ce2" office:value-type="float" office:value="0.01267" calcext:value-type="float">
            <text:p>0.01267</text:p>
          </table:table-cell>
        </table:table-row>
        <table:table-row table:style-name="ro5">
          <table:table-cell table:number-columns-repeated="2"/>
          <table:table-cell table:style-name="ce2" office:value-type="float" office:value="26.3" calcext:value-type="float">
            <text:p>26.3</text:p>
          </table:table-cell>
          <table:table-cell table:style-name="ce2" table:formula="of:=[.F16]/[.E16]" office:value-type="float" office:value="0.0000594059405940594" calcext:value-type="float">
            <text:p>5.94059405940594E-005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/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6]*3.1419*[.J16]" office:value-type="float" office:value="0.0219053268" calcext:value-type="float">
            <text:p>0.0219053268</text:p>
          </table:table-cell>
          <table:table-cell table:style-name="ce2" table:formula="of:=[.I16]*[.J16]" office:value-type="float" office:value="0.006972" calcext:value-type="float">
            <text:p>0.006972</text:p>
          </table:table-cell>
          <table:table-cell table:style-name="ce2" table:formula="of:=9.81*[.N16]" office:value-type="float" office:value="245.25" calcext:value-type="float">
            <text:p>245.2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16]*[.H16]/[.M16]" office:value-type="float" office:value="0.000733211009174312" calcext:value-type="float">
            <text:p>0.000733211</text:p>
          </table:table-cell>
          <table:table-cell table:style-name="ce2" office:value-type="float" office:value="0.00825" calcext:value-type="float">
            <text:p>0.00825</text:p>
          </table:table-cell>
        </table:table-row>
        <table:table-row table:style-name="ro5">
          <table:table-cell table:number-columns-repeated="2"/>
          <table:table-cell table:style-name="ce2" office:value-type="float" office:value="29.6" calcext:value-type="float">
            <text:p>29.6</text:p>
          </table:table-cell>
          <table:table-cell table:style-name="ce2" table:formula="of:=[.F17]/[.E17]" office:value-type="float" office:value="0.0000540242557883131" calcext:value-type="float">
            <text:p>5.40242557883131E-005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/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7]*3.1419*[.J17]" office:value-type="float" office:value="0.0219053268" calcext:value-type="float">
            <text:p>0.0219053268</text:p>
          </table:table-cell>
          <table:table-cell table:style-name="ce2" table:formula="of:=[.I17]*[.J17]" office:value-type="float" office:value="0.006972" calcext:value-type="float">
            <text:p>0.006972</text:p>
          </table:table-cell>
          <table:table-cell table:style-name="ce2" table:formula="of:=9.81*[.N17]" office:value-type="float" office:value="392.4" calcext:value-type="float">
            <text:p>392.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F17]*[.H17]/[.M17]" office:value-type="float" office:value="0.000415825688073394" calcext:value-type="float">
            <text:p>0.0004158257</text:p>
          </table:table-cell>
          <table:table-cell office:value-type="float" office:value="0.00619" calcext:value-type="float">
            <text:p>0.00619</text:p>
          </table:table-cell>
        </table:table-row>
        <table:table-row table:style-name="ro5">
          <table:table-cell table:number-columns-repeated="2"/>
          <table:table-cell table:style-name="ce2" office:value-type="float" office:value="32.3" calcext:value-type="float">
            <text:p>32.3</text:p>
          </table:table-cell>
          <table:table-cell table:style-name="ce2" table:formula="of:=[.F18]/[.E18]" office:value-type="float" office:value="0.0000507726269315673" calcext:value-type="float">
            <text:p>5.07726269315673E-005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/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8]*3.1419*[.J18]" office:value-type="float" office:value="0.0219053268" calcext:value-type="float">
            <text:p>0.0219053268</text:p>
          </table:table-cell>
          <table:table-cell table:style-name="ce2" table:formula="of:=[.I18]*[.J18]" office:value-type="float" office:value="0.006972" calcext:value-type="float">
            <text:p>0.006972</text:p>
          </table:table-cell>
          <table:table-cell table:style-name="ce2" table:formula="of:=9.81*[.N18]" office:value-type="float" office:value="519.93" calcext:value-type="float">
            <text:p>519.9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18]*[.H18]/[.M18]" office:value-type="float" office:value="0.000294616583001558" calcext:value-type="float">
            <text:p>0.0002946166</text:p>
          </table:table-cell>
          <table:table-cell office:value-type="float" office:value="0.00528" calcext:value-type="float">
            <text:p>0.00528</text:p>
          </table:table-cell>
        </table:table-row>
        <table:table-row table:style-name="ro5">
          <table:table-cell table:number-columns-repeated="2"/>
          <table:table-cell table:style-name="ce2" office:value-type="float" office:value="35.4" calcext:value-type="float">
            <text:p>35.4</text:p>
          </table:table-cell>
          <table:table-cell table:style-name="ce2" table:formula="of:=[.F19]/[.E19]" office:value-type="float" office:value="0.0000486187845303867" calcext:value-type="float">
            <text:p>4.86187845303867E-005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/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19]*3.1419*[.J19]" office:value-type="float" office:value="0.0219053268" calcext:value-type="float">
            <text:p>0.0219053268</text:p>
          </table:table-cell>
          <table:table-cell table:style-name="ce2" table:formula="of:=[.I19]*[.J19]" office:value-type="float" office:value="0.006972" calcext:value-type="float">
            <text:p>0.006972</text:p>
          </table:table-cell>
          <table:table-cell table:style-name="ce2" table:formula="of:=9.81*[.N19]" office:value-type="float" office:value="647.46" calcext:value-type="float">
            <text:p>647.46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F19]*[.H19]/[.M19]" office:value-type="float" office:value="0.000226299694189602" calcext:value-type="float">
            <text:p>0.0002262997</text:p>
          </table:table-cell>
          <table:table-cell office:value-type="float" office:value="0.00485" calcext:value-type="float">
            <text:p>0.00485</text:p>
          </table:table-cell>
        </table:table-row>
        <table:table-row table:style-name="ro5">
          <table:table-cell table:number-columns-repeated="2"/>
          <table:table-cell table:style-name="ce2" office:value-type="float" office:value="39.4" calcext:value-type="float">
            <text:p>39.4</text:p>
          </table:table-cell>
          <table:table-cell table:style-name="ce2" table:formula="of:=[.F20]/[.E20]" office:value-type="float" office:value="0.0000388026607538803" calcext:value-type="float">
            <text:p>3.88026607538803E-00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/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20]*3.1419*[.J20]" office:value-type="float" office:value="0.0219053268" calcext:value-type="float">
            <text:p>0.0219053268</text:p>
          </table:table-cell>
          <table:table-cell table:style-name="ce2" table:formula="of:=[.I20]*[.J20]" office:value-type="float" office:value="0.006972" calcext:value-type="float">
            <text:p>0.006972</text:p>
          </table:table-cell>
          <table:table-cell table:style-name="ce2" table:formula="of:=9.81*[.N20]" office:value-type="float" office:value="784.8" calcext:value-type="float">
            <text:p>784.8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F20]*[.H20]/[.M20]" office:value-type="float" office:value="0.000148509174311927" calcext:value-type="float">
            <text:p>0.0001485092</text:p>
          </table:table-cell>
          <table:table-cell office:value-type="float" office:value="0.00464" calcext:value-type="float">
            <text:p>0.00464</text:p>
          </table:table-cell>
        </table:table-row>
        <table:table-row table:style-name="ro5"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2" table:formula="of:=[.F21]/[.E21]" office:value-type="float" office:value="0.0000344444444444444" calcext:value-type="float">
            <text:p>3.44444444444444E-005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0.031" calcext:value-type="float">
            <text:p>0.031</text:p>
          </table:table-cell>
          <table:table-cell table:style-name="ce2"/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21]*3.1419*[.J21]" office:value-type="float" office:value="0.0219053268" calcext:value-type="float">
            <text:p>0.0219053268</text:p>
          </table:table-cell>
          <table:table-cell table:style-name="ce2" table:formula="of:=[.I21]*[.J21]" office:value-type="float" office:value="0.006972" calcext:value-type="float">
            <text:p>0.006972</text:p>
          </table:table-cell>
          <table:table-cell table:style-name="ce2" table:formula="of:=9.81*[.N21]" office:value-type="float" office:value="912.33" calcext:value-type="float">
            <text:p>912.33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[.F21]*[.H21]/[.M21]" office:value-type="float" office:value="0.000113149847094801" calcext:value-type="float">
            <text:p>0.0001131498</text:p>
          </table:table-cell>
          <table:table-cell office:value-type="float" office:value="0.00497" calcext:value-type="float">
            <text:p>0.00497</text:p>
          </table:table-cell>
        </table:table-row>
        <table:table-row table:style-name="ro4">
          <table:table-cell table:number-columns-repeated="8"/>
          <table:table-cell table:style-name="ce2"/>
          <table:table-cell table:number-columns-repeated="7"/>
        </table:table-row>
        <table:table-row table:style-name="ro5">
          <table:table-cell table:number-columns-repeated="2"/>
          <table:table-cell table:style-name="ce2" office:value-type="float" office:value="27.5" calcext:value-type="float">
            <text:p>27.5</text:p>
          </table:table-cell>
          <table:table-cell table:style-name="ce2" table:formula="of:=[.F23]/[.E23]" office:value-type="float" office:value="0.0000561674008810573" calcext:value-type="float">
            <text:p>5.61674008810573E-005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051" calcext:value-type="float">
            <office:annotation draw:style-name="gr3" draw:text-style-name="P2" svg:width="2.899cm" svg:height="3.361cm" svg:x="13.848cm" svg:y="8.615cm" draw:caption-point-x="-0.61cm" draw:caption-point-y="1.51cm">
              <dc:creator>TS</dc:creator>
              <dc:date>2019-10-21T00:00:00</dc:date>
              <text:p text:style-name="P2"><text:span text:style-name="T1">From „Density viscosity and surface tension of five vegetable oils at elevated temperatures Measurement and modeling“</text:span></text:p>
            </office:annotation>
            <text:p>0.0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23]*3.1419*[.J23]" office:value-type="float" office:value="0.0219053268" calcext:value-type="float">
            <text:p>0.0219053268</text:p>
          </table:table-cell>
          <table:table-cell table:style-name="ce2" table:formula="of:=[.I23]*[.J23]" office:value-type="float" office:value="0.006972" calcext:value-type="float">
            <text:p>0.006972</text:p>
          </table:table-cell>
          <table:table-cell table:style-name="ce2" table:formula="of:=9.81*[.N23]" office:value-type="float" office:value="98.1" calcext:value-type="float">
            <text:p>98.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3]*[.H23]/[.M23]" office:value-type="float" office:value="0.00346238532110092" calcext:value-type="float">
            <text:p>0.0034623853</text:p>
          </table:table-cell>
          <table:table-cell table:style-name="ce2" office:value-type="float" office:value="0.01572" calcext:value-type="float">
            <text:p>0.01572</text:p>
          </table:table-cell>
        </table:table-row>
        <table:table-row table:style-name="ro5">
          <table:table-cell table:number-columns-repeated="2"/>
          <table:table-cell table:style-name="ce2" office:value-type="float" office:value="33.6" calcext:value-type="float">
            <text:p>33.6</text:p>
          </table:table-cell>
          <table:table-cell table:style-name="ce2" table:formula="of:=[.F24]/[.E24]" office:value-type="float" office:value="0.0000496688741721854" calcext:value-type="float">
            <text:p>4.96688741721854E-005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/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24]*3.1419*[.J24]" office:value-type="float" office:value="0.0219053268" calcext:value-type="float">
            <text:p>0.0219053268</text:p>
          </table:table-cell>
          <table:table-cell table:style-name="ce2" table:formula="of:=[.I24]*[.J24]" office:value-type="float" office:value="0.006972" calcext:value-type="float">
            <text:p>0.006972</text:p>
          </table:table-cell>
          <table:table-cell table:style-name="ce2" table:formula="of:=9.81*[.N24]" office:value-type="float" office:value="245.25" calcext:value-type="float">
            <text:p>245.2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24]*[.H24]/[.M24]" office:value-type="float" office:value="0.00122201834862385" calcext:value-type="float">
            <text:p>0.0012220183</text:p>
          </table:table-cell>
          <table:table-cell table:style-name="ce2" office:value-type="float" office:value="0.011" calcext:value-type="float">
            <text:p>0.011</text:p>
          </table:table-cell>
        </table:table-row>
        <table:table-row table:style-name="ro5">
          <table:table-cell table:number-columns-repeated="2"/>
          <table:table-cell table:style-name="ce2" office:value-type="float" office:value="36.8" calcext:value-type="float">
            <text:p>36.8</text:p>
          </table:table-cell>
          <table:table-cell table:style-name="ce2" table:formula="of:=[.F25]/[.E25]" office:value-type="float" office:value="0.000043141592920354" calcext:value-type="float">
            <text:p>4.3141592920354E-005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/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25]*3.1419*[.J25]" office:value-type="float" office:value="0.0219053268" calcext:value-type="float">
            <text:p>0.0219053268</text:p>
          </table:table-cell>
          <table:table-cell table:style-name="ce2" table:formula="of:=[.I25]*[.J25]" office:value-type="float" office:value="0.006972" calcext:value-type="float">
            <text:p>0.006972</text:p>
          </table:table-cell>
          <table:table-cell table:style-name="ce2" table:formula="of:=9.81*[.N25]" office:value-type="float" office:value="392.4" calcext:value-type="float">
            <text:p>392.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F25]*[.H25]/[.M25]" office:value-type="float" office:value="0.000661926605504587" calcext:value-type="float">
            <text:p>0.0006619266</text:p>
          </table:table-cell>
          <table:table-cell office:value-type="float" office:value="0.00829" calcext:value-type="float">
            <text:p>0.00829</text:p>
          </table:table-cell>
        </table:table-row>
        <table:table-row table:style-name="ro5">
          <table:table-cell table:number-columns-repeated="2"/>
          <table:table-cell table:style-name="ce2" office:value-type="float" office:value="39.8" calcext:value-type="float">
            <text:p>39.8</text:p>
          </table:table-cell>
          <table:table-cell table:style-name="ce2" table:formula="of:=[.F26]/[.E26]" office:value-type="float" office:value="0.0000388026607538803" calcext:value-type="float">
            <text:p>3.88026607538803E-00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/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26]*3.1419*[.J26]" office:value-type="float" office:value="0.0219053268" calcext:value-type="float">
            <text:p>0.0219053268</text:p>
          </table:table-cell>
          <table:table-cell table:style-name="ce2" table:formula="of:=[.I26]*[.J26]" office:value-type="float" office:value="0.006972" calcext:value-type="float">
            <text:p>0.006972</text:p>
          </table:table-cell>
          <table:table-cell table:style-name="ce2" table:formula="of:=9.81*[.N26]" office:value-type="float" office:value="519.93" calcext:value-type="float">
            <text:p>519.9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26]*[.H26]/[.M26]" office:value-type="float" office:value="0.000448329582828458" calcext:value-type="float">
            <text:p>0.0004483296</text:p>
          </table:table-cell>
          <table:table-cell office:value-type="float" office:value="0.00709" calcext:value-type="float">
            <text:p>0.00709</text:p>
          </table:table-cell>
        </table:table-row>
        <table:table-row table:style-name="ro5">
          <table:table-cell table:number-columns-repeated="2"/>
          <table:table-cell table:style-name="ce2" office:value-type="float" office:value="43.1" calcext:value-type="float">
            <text:p>43.1</text:p>
          </table:table-cell>
          <table:table-cell table:style-name="ce2" table:formula="of:=[.F27]/[.E27]" office:value-type="float" office:value="0.0000355160932297447" calcext:value-type="float">
            <text:p>3.55160932297447E-005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/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table:formula="of:=[.I27]*3.1419*[.J27]" office:value-type="float" office:value="0.0219053268" calcext:value-type="float">
            <text:p>0.0219053268</text:p>
          </table:table-cell>
          <table:table-cell table:style-name="ce2" table:formula="of:=[.I27]*[.J27]" office:value-type="float" office:value="0.006972" calcext:value-type="float">
            <text:p>0.006972</text:p>
          </table:table-cell>
          <table:table-cell table:style-name="ce2" table:formula="of:=9.81*[.N27]" office:value-type="float" office:value="647.46" calcext:value-type="float">
            <text:p>647.46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F27]*[.H27]/[.M27]" office:value-type="float" office:value="0.000329163191548513" calcext:value-type="float">
            <text:p>0.0003291632</text:p>
          </table:table-cell>
          <table:table-cell office:value-type="float" office:value="0.00623" calcext:value-type="float">
            <text:p>0.00623</text:p>
          </table:table-cell>
        </table:table-row>
        <table:table-row table:style-name="ro4" table:number-rows-repeated="1048548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.00.0000</text:date>, <text:time style:data-style-name="N2" text:time-value="0000-00-00T19:48:58.0757575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Schmidt</meta:initial-creator>
    <meta:creation-date>2019-10-19T12:23:49.732111976</meta:creation-date>
    <dc:date>2019-12-27T14:14:02.471972679</dc:date>
    <dc:creator>Theo Schmidt</dc:creator>
    <meta:editing-duration>P8DT4H15M21S</meta:editing-duration>
    <meta:editing-cycles>24</meta:editing-cycles>
    <meta:generator>LibreOffice/4.1.6.2$Linux_X86_64 LibreOffice_project/410m0$Build-2</meta:generator>
    <meta:document-statistic meta:table-count="2" meta:cell-count="2341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>
        <chart:symbol-image xlink:href="Pictures/2000000D000000DD000000DD0BCC5D00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0.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13" chart:interval-major="0.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D000000DD0BCC5D00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9.095cm" svg:height="18.023cm" xlink:href=".." xlink:type="simple" chart:class="chart:scatter" chart:style-name="ch1">
        <chart:legend chart:legend-position="end" svg:x="24.364cm" svg:y="8.712cm" style:legend-expansion="high" chart:style-name="ch2"/>
        <chart:plot-area chart:style-name="ch3" table:cell-range-address="'Fig. 5'.O5:'Fig. 5'.P27 'Fig. 5'.P2:'Fig. 5'.P4" chart:data-source-has-labels="row" svg:x="1.641cm" svg:y="1.575cm" svg:width="21.561cm" svg:height="15.058cm">
          <chartooo:coordinate-region svg:x="2.739cm" svg:y="1.774cm" svg:width="20.038cm" svg:height="14.212cm"/>
          <chart:axis chart:dimension="x" chart:name="primary-x" chart:style-name="ch4">
            <chart:title svg:x="11.193cm" svg:y="16.994cm" chart:style-name="ch5">
              <text:p>Hersey number</text:p>
            </chart:title>
          </chart:axis>
          <chart:axis chart:dimension="y" chart:name="primary-y" chart:style-name="ch6">
            <chart:title svg:x="0.451cm" svg:y="10.69cm" chart:style-name="ch7">
              <text:p>Coefficient of friction</text:p>
            </chart:title>
            <chart:grid chart:style-name="ch8" chart:class="major"/>
          </chart:axis>
          <chart:series chart:style-name="ch9" chart:values-cell-range-address="'Fig. 5'.P5:'Fig. 5'.P27" chart:label-cell-address="'Fig. 5'.P2:'Fig. 5'.P4" chart:class="chart:scatter">
            <chart:domain table:cell-range-address="'Fig. 5'.O5:'Fig. 5'.O27"/>
            <chart:data-point chart:repeated="23"/>
          </chart:series>
          <chart:wall chart:style-name="ch10"/>
          <chart:floor chart:style-name="ch11"/>
        </chart:plot-area>
        <draw:frame draw:style-name="gr1" draw:text-style-name="P1" svg:width="1.499cm" svg:height="0.599cm" svg:x="14.655cm" svg:y="5.477cm">
          <draw:image xlink:href="Pictures/200000130000059F000002AC98A61C1E.svm" xlink:type="simple" xlink:show="embed" xlink:actuate="onLoad">
            <text:p/>
          </draw:image>
        </draw:frame>
        <draw:frame draw:style-name="gr1" draw:text-style-name="P1" svg:width="1.499cm" svg:height="0.599cm" svg:x="12.433cm" svg:y="3.222cm">
          <draw:image xlink:href="Pictures/200000130000059F000002ACA4635AAE.svm" xlink:type="simple" xlink:show="embed" xlink:actuate="onLoad">
            <text:p/>
          </draw:image>
        </draw:frame>
        <draw:frame draw:style-name="gr1" draw:text-style-name="P1" svg:width="3.323cm" svg:height="0.599cm" svg:x="14.156cm" svg:y="7.62cm">
          <draw:image xlink:href="Pictures/2000002300000C72000002AC56A6AF9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Friction coeff. μ fig. 5</text:p>
                <text:list>
                  <text:list-item>
                    <text:p>Friction coeff. μ fig. 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Fig. 5'.P2:'Fig. 5'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8297655453619">
                <text:p>0.00108297655453619</text:p>
                <draw:g>
                  <svg:desc>'Fig. 5'.O5:'Fig. 5'.O27</svg:desc>
                </draw:g>
              </table:table-cell>
              <table:table-cell office:value-type="float" office:value="0.00732">
                <text:p>0.00732</text:p>
                <draw:g>
                  <svg:desc>'Fig. 5'.P5:'Fig. 5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12884811416922">
                <text:p>0.000412884811416922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5361875637105">
                <text:p>0.000245361875637105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78793299097956">
                <text:p>0.000178793299097956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448707256047">
                <text:p>0.000138448707256047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09989806320082">
                <text:p>0.000109989806320082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90975853035634">
                <text:p>0.00009097585303563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66256996134095">
                <text:p>0.0000766256996134095</text:p>
              </table:table-cell>
              <table:table-cell office:value-type="float" office:value="0.00595">
                <text:p>0.00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25669227935823">
                <text:p>0.0000625669227935823</text:p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03669724770642">
                <text:p>0.00203669724770642</text:p>
              </table:table-cell>
              <table:table-cell office:value-type="float" office:value="0.01267">
                <text:p>0.01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33211009174312">
                <text:p>0.000733211009174312</text:p>
              </table:table-cell>
              <table:table-cell office:value-type="float" office:value="0.00825">
                <text:p>0.00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5825688073394">
                <text:p>0.000415825688073394</text:p>
              </table:table-cell>
              <table:table-cell office:value-type="float" office:value="0.00619">
                <text:p>0.00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4616583001558">
                <text:p>0.000294616583001558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26299694189602">
                <text:p>0.000226299694189602</text:p>
              </table:table-cell>
              <table:table-cell office:value-type="float" office:value="0.00485">
                <text:p>0.00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48509174311927">
                <text:p>0.000148509174311927</text:p>
              </table:table-cell>
              <table:table-cell office:value-type="float" office:value="0.00464">
                <text:p>0.00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13149847094801">
                <text:p>0.000113149847094801</text:p>
              </table:table-cell>
              <table:table-cell office:value-type="float" office:value="0.00497">
                <text:p>0.00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46238532110092">
                <text:p>0.00346238532110092</text:p>
              </table:table-cell>
              <table:table-cell office:value-type="float" office:value="0.01572">
                <text:p>0.01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22201834862385">
                <text:p>0.0012220183486238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61926605504587">
                <text:p>0.000661926605504587</text:p>
              </table:table-cell>
              <table:table-cell office:value-type="float" office:value="0.00829">
                <text:p>0.00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48329582828458">
                <text:p>0.000448329582828458</text:p>
              </table:table-cell>
              <table:table-cell office:value-type="float" office:value="0.00709">
                <text:p>0.00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29163191548513">
                <text:p>0.000329163191548513</text:p>
              </table:table-cell>
              <table:table-cell office:value-type="float" office:value="0.00623">
                <text:p>0.006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aximum="0.000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51.594cm" svg:height="13.955cm" xlink:href=".." xlink:type="simple" chart:class="chart:scatter" chart:style-name="ch1">
        <chart:subtitle svg:x="3.133cm" svg:y="3.703cm" chart:style-name="ch2">
          <text:p>160 kgf/cm2</text:p>
        </chart:subtitle>
        <chart:legend chart:legend-position="end" svg:x="46.863cm" svg:y="6.678cm" style:legend-expansion="high" chart:style-name="ch3"/>
        <chart:plot-area chart:style-name="ch4" table:cell-range-address="'Figs. 6 &amp; 7'.M83:'Figs. 6 &amp; 7'.N180 'Figs. 6 &amp; 7'.N80:'Figs. 6 &amp; 7'.N82" chart:data-source-has-labels="row" svg:x="2.042cm" svg:y="1.934cm" svg:width="42.759cm" svg:height="10.761cm">
          <chartooo:coordinate-region svg:x="3.14cm" svg:y="2.133cm" svg:width="41.143cm" svg:height="9.915cm"/>
          <chart:axis chart:dimension="x" chart:name="primary-x" chart:style-name="ch5">
            <chart:title svg:x="22.239cm" svg:y="12.974cm" chart:style-name="ch6">
              <text:p>Hersey number</text:p>
            </chart:title>
          </chart:axis>
          <chart:axis chart:dimension="y" chart:name="primary-y" chart:style-name="ch7">
            <chart:title svg:x="0.451cm" svg:y="8.813cm" chart:style-name="ch8">
              <text:p>Coefficient of friction</text:p>
            </chart:title>
            <chart:grid chart:style-name="ch9" chart:class="major"/>
          </chart:axis>
          <chart:series chart:style-name="ch10" chart:values-cell-range-address="'Figs. 6 &amp; 7'.N83:'Figs. 6 &amp; 7'.N180" chart:label-cell-address="'Figs. 6 &amp; 7'.N80:'Figs. 6 &amp; 7'.N82" chart:class="chart:scatter">
            <chart:domain table:cell-range-address="'Figs. 6 &amp; 7'.M83:'Figs. 6 &amp; 7'.M180"/>
            <chart:data-point chart:repeated="98"/>
          </chart:series>
          <chart:wall chart:style-name="ch11"/>
          <chart:floor chart:style-name="ch12"/>
        </chart:plot-area>
        <draw:frame draw:style-name="gr1" draw:text-style-name="P1" svg:width="2.048cm" svg:height="0.834cm" svg:x="8.584cm" svg:y="4.139cm">
          <draw:image xlink:href="Pictures/2000001600000800000002AC8F3AB7B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Friction coeff. μ fig. 7</text:p>
                <text:list>
                  <text:list-item>
                    <text:p>Friction coeff. μ fig. 7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Figs. 6 &amp; 7'.N80:'Figs. 6 &amp; 7'.N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4383282364934">
                <text:p>0.00104383282364934</text:p>
                <draw:g>
                  <svg:desc>'Figs. 6 &amp; 7'.M83:'Figs. 6 &amp; 7'.M180</svg:desc>
                </draw:g>
              </table:table-cell>
              <table:table-cell office:value-type="float" office:value="0.009">
                <text:p>0.009</text:p>
                <draw:g>
                  <svg:desc>'Figs. 6 &amp; 7'.N83:'Figs. 6 &amp; 7'.N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70846075433231">
                <text:p>0.00057084607543323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09887869520897">
                <text:p>0.00030988786952089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95718654434251">
                <text:p>0.00019571865443425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0479102956167">
                <text:p>0.00013047910295616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97043832823649">
                <text:p>0.0000897043832823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717635066258919">
                <text:p>0.0000717635066258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603465851172273">
                <text:p>0.0000603465851172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489296636085627">
                <text:p>0.000048929663608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424057084607543">
                <text:p>0.0000424057084607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21916411824669">
                <text:p>0.00052191641182466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85423037716616">
                <text:p>0.00028542303771661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54943934760449">
                <text:p>0.000154943934760449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78593272171254">
                <text:p>0.000097859327217125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52395514780836">
                <text:p>0.000065239551478083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448521916411825">
                <text:p>0.000044852191641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35881753312946">
                <text:p>0.000035881753312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301732925586137">
                <text:p>0.000030173292558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244648318042813">
                <text:p>0.000024464831804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212028542303772">
                <text:p>0.0000212028542303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60958205912334">
                <text:p>0.000260958205912334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42711518858308">
                <text:p>0.000142711518858308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774719673802243">
                <text:p>0.0000774719673802243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89296636085627">
                <text:p>0.000048929663608562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326197757390418">
                <text:p>0.00003261977573904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224260958205912">
                <text:p>0.000022426095820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7940876656473">
                <text:p>0.000017940876656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50866462793068">
                <text:p>0.0000150866462793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22324159021407">
                <text:p>0.000012232415902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06014271151886">
                <text:p>0.000010601427115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7397213727489">
                <text:p>0.00017397213727489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951410125722052">
                <text:p>0.000095141012572205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516479782534828">
                <text:p>0.0000516479782534828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326197757390418">
                <text:p>0.0000326197757390418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217465171593612">
                <text:p>0.0000217465171593612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49507305470608">
                <text:p>0.000014950730547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19605844376487">
                <text:p>0.000011960584437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00577641862046">
                <text:p>0.000010057764186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815494393476045">
                <text:p>0.00000815494393476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706761807679239">
                <text:p>0.00000706761807679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30479102956167">
                <text:p>0.000130479102956167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713557594291539">
                <text:p>0.0000713557594291539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387359836901121">
                <text:p>0.0000387359836901121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244648318042813">
                <text:p>0.0000244648318042813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63098878695209">
                <text:p>0.0000163098878695209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12130479102956">
                <text:p>0.000011213047910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897043832823649">
                <text:p>0.00000897043832823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754332313965342">
                <text:p>0.00000754332313965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611620795107034">
                <text:p>0.00000611620795107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530071355759429">
                <text:p>0.0000053007135575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04383282364934">
                <text:p>0.000104383282364934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570846075433231">
                <text:p>0.0000570846075433231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309887869520897">
                <text:p>0.000030988786952089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195718654434251">
                <text:p>0.0000195718654434251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130479102956167">
                <text:p>0.0000130479102956167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897043832823649">
                <text:p>0.00000897043832823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71763506625892">
                <text:p>0.0000071763506625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603465851172273">
                <text:p>0.00000603465851172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489296636085627">
                <text:p>0.0000048929663608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424057084607543">
                <text:p>0.00000424057084607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869860686374448">
                <text:p>0.0000869860686374448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475705062861026">
                <text:p>0.000047570506286102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58239891267414">
                <text:p>0.0000258239891267414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163098878695209">
                <text:p>0.0000163098878695209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108732585796806">
                <text:p>0.0000108732585796806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747536527353041">
                <text:p>0.00000747536527353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598029221882433">
                <text:p>0.0000059802922188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502888209310228">
                <text:p>0.00000502888209310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407747196738023">
                <text:p>0.00000407747196738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353380903839619">
                <text:p>0.00000353380903839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745594874035241">
                <text:p>0.000074559487403524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407747196738023">
                <text:p>0.0000407747196738023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221348478229212">
                <text:p>0.0000221348478229212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139799038881608">
                <text:p>0.00001397990388816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931993592544051">
                <text:p>0.00000931993592544051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640745594874035">
                <text:p>0.00000640745594874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512596475899228">
                <text:p>0.00000512596475899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431047036551624">
                <text:p>0.0000043104703655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349497597204019">
                <text:p>0.0000034949759720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302897917576817">
                <text:p>0.00000302897917576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652395514780836">
                <text:p>0.0000652395514780836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35677879714577">
                <text:p>0.000035677879714577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93679918450561">
                <text:p>0.000019367991845056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22324159021407">
                <text:p>0.0000122324159021407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815494393476045">
                <text:p>0.00000815494393476045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560652395514781">
                <text:p>0.00000560652395514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448521916411825">
                <text:p>0.0000044852191641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377166156982671">
                <text:p>0.00000377166156982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305810397553517">
                <text:p>0.00000305810397553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265035677879715">
                <text:p>0.000002650356778797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aximum="0.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11" chart:interval-major="0.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51.342cm" svg:height="12.619cm" xlink:href=".." xlink:type="simple" chart:class="chart:scatter" chart:style-name="ch1">
        <chart:subtitle svg:x="3.192cm" svg:y="2.025cm" chart:style-name="ch2">
          <text:p>100°</text:p>
        </chart:subtitle>
        <chart:legend chart:legend-position="end" svg:x="46.611cm" svg:y="6.01cm" style:legend-expansion="high" chart:style-name="ch3"/>
        <chart:plot-area chart:style-name="ch4" table:cell-range-address="'Figs. 6 &amp; 7'.M7:'Figs. 6 &amp; 7'.N77 'Figs. 6 &amp; 7'.N4:'Figs. 6 &amp; 7'.N6" chart:data-source-has-labels="row" svg:x="2.037cm" svg:y="1.826cm" svg:width="42.522cm" svg:height="9.56cm">
          <chartooo:coordinate-region svg:x="3.135cm" svg:y="2.025cm" svg:width="40.999cm" svg:height="8.714cm"/>
          <chart:axis chart:dimension="x" chart:name="primary-x" chart:style-name="ch5">
            <chart:title svg:x="22.116cm" svg:y="11.638cm" chart:style-name="ch6">
              <text:p>Hersey number</text:p>
            </chart:title>
          </chart:axis>
          <chart:axis chart:dimension="y" chart:name="primary-y" chart:style-name="ch7">
            <chart:title svg:x="0.451cm" svg:y="8.105cm" chart:style-name="ch8">
              <text:p>Coefficient of friction</text:p>
            </chart:title>
            <chart:grid chart:style-name="ch9" chart:class="major"/>
          </chart:axis>
          <chart:series chart:style-name="ch10" chart:values-cell-range-address="'Figs. 6 &amp; 7'.N7:'Figs. 6 &amp; 7'.N77" chart:label-cell-address="'Figs. 6 &amp; 7'.N4:'Figs. 6 &amp; 7'.N6" chart:class="chart:scatter">
            <chart:domain table:cell-range-address="'Figs. 6 &amp; 7'.M7:'Figs. 6 &amp; 7'.M77"/>
            <chart:data-point chart:repeated="71"/>
          </chart:series>
          <chart:wall chart:style-name="ch11"/>
          <chart:floor chart:style-name="ch12"/>
        </chart:plot-area>
        <draw:frame draw:style-name="gr1" draw:text-style-name="P1" svg:width="0.725cm" svg:height="0.684cm" svg:x="6.14cm" svg:y="2.024cm">
          <draw:image xlink:href="Pictures/2000000E000002D5000002ACBCBEBE4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Friction coeff. μ fig. 6</text:p>
                <text:list>
                  <text:list-item>
                    <text:p>Friction coeff. μ fig. 6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Figs. 6 &amp; 7'.N4:'Figs. 6 &amp; 7'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4383282364934">
                <text:p>0.00104383282364934</text:p>
                <draw:g>
                  <svg:desc>'Figs. 6 &amp; 7'.M7:'Figs. 6 &amp; 7'.M77</svg:desc>
                </draw:g>
              </table:table-cell>
              <table:table-cell office:value-type="float" office:value="0.0063">
                <text:p>0.0063</text:p>
                <draw:g>
                  <svg:desc>'Figs. 6 &amp; 7'.N7:'Figs. 6 &amp; 7'.N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17533129459735">
                <text:p>0.00041753312945973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0958205912334">
                <text:p>0.000260958205912334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969495893678">
                <text:p>0.0001969495893678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58156488431718">
                <text:p>0.000158156488431718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30479102956167">
                <text:p>0.000130479102956167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12240088564445">
                <text:p>0.000112240088564445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984747946838997">
                <text:p>0.0000984747946838997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7717044004146">
                <text:p>0.000087717044004146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90782442158589">
                <text:p>0.00007907824421585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71988470596506">
                <text:p>0.000071988470596506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70846075433231">
                <text:p>0.00057084607543323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28338430173293">
                <text:p>0.000228338430173293</text:p>
              </table:table-cell>
              <table:table-cell office:value-type="float" office:value="0.00375">
                <text:p>0.00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711518858308">
                <text:p>0.00014271151885830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07706806685515">
                <text:p>0.00010770680668551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864918296110957">
                <text:p>0.000086491829611095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713557594291539">
                <text:p>0.0000713557594291539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613812984336808">
                <text:p>0.000061381298433680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538534033427577">
                <text:p>0.0000538534033427577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479702584397673">
                <text:p>0.0000479702584397673</text:p>
              </table:table-cell>
              <table:table-cell office:value-type="float" office:value="0.00775">
                <text:p>0.0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32459148055478">
                <text:p>0.0000432459148055478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393686948574642">
                <text:p>0.0000393686948574642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09887869520897">
                <text:p>0.000309887869520897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3955147808359">
                <text:p>0.00012395514780835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774719673802243">
                <text:p>0.0000774719673802243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584694093435655">
                <text:p>0.000058469409343565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469527075031662">
                <text:p>0.0000469527075031662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387359836901121">
                <text:p>0.000038735983690112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333212762925696">
                <text:p>0.0000333212762925696</text:p>
              </table:table-cell>
              <table:table-cell office:value-type="float" office:value="0.00575">
                <text:p>0.00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292347046717827">
                <text:p>0.0000292347046717827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260409974387308">
                <text:p>0.0000260409974387308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234763537515831">
                <text:p>0.0000234763537515831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213715772083377">
                <text:p>0.0000213715772083377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95718654434251">
                <text:p>0.000195718654434251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782874617737003">
                <text:p>0.000078287461773700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489296636085627">
                <text:p>0.000048929663608562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369280480064624">
                <text:p>0.000036928048006462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296543415809471">
                <text:p>0.000029654341580947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244648318042813">
                <text:p>0.0000244648318042813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10450166058334">
                <text:p>0.000021045016605833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84640240032312">
                <text:p>0.0000184640240032312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64469457507774">
                <text:p>0.0000164469457507774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148271707904735">
                <text:p>0.0000148271707904735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134978382368449">
                <text:p>0.000013497838236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30479102956167">
                <text:p>0.00013047910295616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521916411824669">
                <text:p>0.000052191641182466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326197757390418">
                <text:p>0.0000326197757390418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46186986709749">
                <text:p>0.0000246186986709749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197695610539647">
                <text:p>0.000019769561053964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163098878695209">
                <text:p>0.0000163098878695209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140300110705556">
                <text:p>0.000014030011070555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123093493354875">
                <text:p>0.0000123093493354875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109646305005182">
                <text:p>0.000010964630500518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988478052698236">
                <text:p>0.000009884780526982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899855882456325">
                <text:p>0.000008998558824563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14cm" svg:height="12.528cm" xlink:href=".." xlink:type="simple" chart:class="chart:scatter" chart:style-name="ch1">
        <chart:title svg:x="9.784cm" svg:y="0.386cm" chart:style-name="ch2">
          <text:p>Viscosity of canola oil</text:p>
        </chart:title>
        <chart:legend chart:legend-position="bottom" svg:x="5.981cm" svg:y="11.745cm" style:legend-expansion="wide" chart:style-name="ch3"/>
        <chart:plot-area chart:style-name="ch4" table:cell-range-address="'Figs. 6 &amp; 7'.P80:'Figs. 6 &amp; 7'.R81 'Figs. 6 &amp; 7'.P83:'Figs. 6 &amp; 7'.R92" chart:data-source-has-labels="row" svg:x="0.928cm" svg:y="1.915cm" svg:width="22.03cm" svg:height="8.599cm">
          <chartooo:coordinate-region svg:x="1.84cm" svg:y="2.115cm" svg:width="20.838cm" svg:height="7.752cm"/>
          <chart:axis chart:dimension="x" chart:name="primary-x" chart:style-name="ch5">
            <chart:title svg:x="11.581cm" svg:y="10.764cm" chart:style-name="ch6">
              <text:p>T °C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Figs. 6 &amp; 7'.Q83:'Figs. 6 &amp; 7'.Q92" chart:label-cell-address="'Figs. 6 &amp; 7'.Q80:'Figs. 6 &amp; 7'.Q81" chart:class="chart:scatter">
            <chart:domain table:cell-range-address="'Figs. 6 &amp; 7'.P83:'Figs. 6 &amp; 7'.P92"/>
            <chart:data-point chart:repeated="10"/>
          </chart:series>
          <chart:series chart:style-name="ch10" chart:values-cell-range-address="'Figs. 6 &amp; 7'.R83:'Figs. 6 &amp; 7'.R92" chart:label-cell-address="'Figs. 6 &amp; 7'.R80:'Figs. 6 &amp; 7'.R8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Dynamic Viscosity Pa s</text:p>
                <text:list>
                  <text:list-item>
                    <text:p>Dynamic Viscosity</text:p>
                  </text:list-item>
                  <text:list-item>
                    <text:p>Pa s</text:p>
                  </text:list-item>
                </text:list>
                <draw:g>
                  <svg:desc>'Figs. 6 &amp; 7'.Q80:'Figs. 6 &amp; 7'.Q81</svg:desc>
                </draw:g>
              </table:table-cell>
              <table:table-cell office:value-type="string">
                <text:p>f(x) = 0.085 / (1 + (0.03 T)^2.2) + 0.001</text:p>
                <text:list>
                  <text:list-item>
                    <text:p>f(x) = 0.085 / (1 + (0.03 T)^2.2) + 0.001</text:p>
                  </text:list-item>
                  <text:list-item>
                    <text:p/>
                  </text:list-item>
                </text:list>
                <draw:g>
                  <svg:desc>'Figs. 6 &amp; 7'.R80:'Figs. 6 &amp; 7'.R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Figs. 6 &amp; 7'.P83:'Figs. 6 &amp; 7'.P92</svg:desc>
                </draw:g>
              </table:table-cell>
              <table:table-cell office:value-type="float" office:value="0.064">
                <text:p>0.064</text:p>
                <draw:g>
                  <svg:desc>'Figs. 6 &amp; 7'.Q83:'Figs. 6 &amp; 7'.Q92</svg:desc>
                </draw:g>
              </table:table-cell>
              <table:table-cell office:value-type="float" office:value="0.0651491538758852">
                <text:p>0.0651491538758852</text:p>
                <draw:g>
                  <svg:desc>'Figs. 6 &amp; 7'.R83:'Figs. 6 &amp; 7'.R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35">
                <text:p>0.035</text:p>
              </table:table-cell>
              <table:table-cell office:value-type="float" office:value="0.0350889353509663">
                <text:p>0.0350889353509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19">
                <text:p>0.019</text:p>
              </table:table-cell>
              <table:table-cell office:value-type="float" office:value="0.0193024877300257">
                <text:p>0.019302487730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12">
                <text:p>0.012</text:p>
              </table:table-cell>
              <table:table-cell office:value-type="float" office:value="0.0118111937664049">
                <text:p>0.0118111937664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8">
                <text:p>0.008</text:p>
              </table:table-cell>
              <table:table-cell office:value-type="float" office:value="0.00796060712401025">
                <text:p>0.00796060712401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55">
                <text:p>0.0055</text:p>
              </table:table-cell>
              <table:table-cell office:value-type="float" office:value="0.00579028623664311">
                <text:p>0.00579028623664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0044">
                <text:p>0.0044</text:p>
              </table:table-cell>
              <table:table-cell office:value-type="float" office:value="0.00446877038972975">
                <text:p>0.00446877038972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0037">
                <text:p>0.0037</text:p>
              </table:table-cell>
              <table:table-cell office:value-type="float" office:value="0.00361293326875765">
                <text:p>0.00361293326875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003">
                <text:p>0.003</text:p>
              </table:table-cell>
              <table:table-cell office:value-type="float" office:value="0.00303072458083197">
                <text:p>0.00303072458083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026">
                <text:p>0.0026</text:p>
              </table:table-cell>
              <table:table-cell office:value-type="float" office:value="0.00261858865143951">
                <text:p>0.002618588651439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